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11T12:00:00" calcext:value-type="date">
            <text:p>11.05.21 12:00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-1/60/24" office:value-type="date" office:date-value="2021-05-11T11:59:00" calcext:value-type="date">
            <text:p>11.05.21 11:59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-1/60/24" office:value-type="date" office:date-value="2021-05-11T11:58:00" calcext:value-type="date">
            <text:p>11.05.21 11:58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-1/60/24" office:value-type="date" office:date-value="2021-05-11T11:57:00" calcext:value-type="date">
            <text:p>11.05.21 11:57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-1/60/24" office:value-type="date" office:date-value="2021-05-11T11:56:00" calcext:value-type="date">
            <text:p>11.05.21 11:56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-1/60/24" office:value-type="date" office:date-value="2021-05-11T11:55:00" calcext:value-type="date">
            <text:p>11.05.21 11:55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-1/60/24" office:value-type="date" office:date-value="2021-05-11T11:54:00" calcext:value-type="date">
            <text:p>11.05.21 11:54</text:p>
          </table:table-cell>
          <table:table-cell office:value-type="float" office:value="300" calcext:value-type="float">
            <text:p>3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-1/60/24" office:value-type="date" office:date-value="2021-05-11T11:53:00" calcext:value-type="date">
            <text:p>11.05.21 11:53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-1/60/24" office:value-type="date" office:date-value="2021-05-11T11:52:00" calcext:value-type="date">
            <text:p>11.05.21 11:52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-1/60/24" office:value-type="date" office:date-value="2021-05-11T11:51:00" calcext:value-type="date">
            <text:p>11.05.21 11:51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-1/60/24" office:value-type="date" office:date-value="2021-05-11T11:50:00" calcext:value-type="date">
            <text:p>11.05.21 11:50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-1/60/24" office:value-type="date" office:date-value="2021-05-11T11:49:00" calcext:value-type="date">
            <text:p>11.05.21 11:49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-1/60/24" office:value-type="date" office:date-value="2021-05-11T11:48:00" calcext:value-type="date">
            <text:p>11.05.21 11:48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-1/60/24" office:value-type="date" office:date-value="2021-05-11T11:47:00" calcext:value-type="date">
            <text:p>11.05.21 11:47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-1/60/24" office:value-type="date" office:date-value="2021-05-11T11:46:00" calcext:value-type="date">
            <text:p>11.05.21 11:46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-1/60/24" office:value-type="date" office:date-value="2021-05-11T11:45:00" calcext:value-type="date">
            <text:p>11.05.21 11:45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-1/60/24" office:value-type="date" office:date-value="2021-05-11T11:44:00" calcext:value-type="date">
            <text:p>11.05.21 11:44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-1/60/24" office:value-type="date" office:date-value="2021-05-11T11:43:00" calcext:value-type="date">
            <text:p>11.05.21 11:43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-1/60/24" office:value-type="date" office:date-value="2021-05-11T11:42:00" calcext:value-type="date">
            <text:p>11.05.21 11:42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-1/60/24" office:value-type="date" office:date-value="2021-05-11T11:41:00" calcext:value-type="date">
            <text:p>11.05.21 11:41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-1/60/24" office:value-type="date" office:date-value="2021-05-11T11:40:00" calcext:value-type="date">
            <text:p>11.05.21 11:40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-1/60/24" office:value-type="date" office:date-value="2021-05-11T11:39:00" calcext:value-type="date">
            <text:p>11.05.21 11:39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-1/60/24" office:value-type="date" office:date-value="2021-05-11T11:38:00" calcext:value-type="date">
            <text:p>11.05.21 11:38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-1/60/24" office:value-type="date" office:date-value="2021-05-11T11:37:00" calcext:value-type="date">
            <text:p>11.05.21 11:37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-1/60/24" office:value-type="date" office:date-value="2021-05-11T11:36:00" calcext:value-type="date">
            <text:p>11.05.21 11:36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-1/60/24" office:value-type="date" office:date-value="2021-05-11T11:35:00" calcext:value-type="date">
            <text:p>11.05.21 11:35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-1/60/24" office:value-type="date" office:date-value="2021-05-11T11:33:59.99" calcext:value-type="date">
            <text:p>11.05.21 11:33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-1/60/24" office:value-type="date" office:date-value="2021-05-11T11:32:59.99" calcext:value-type="date">
            <text:p>11.05.21 11:32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-1/60/24" office:value-type="date" office:date-value="2021-05-11T11:31:59.99" calcext:value-type="date">
            <text:p>11.05.21 11:31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-1/60/24" office:value-type="date" office:date-value="2021-05-11T11:30:59.99" calcext:value-type="date">
            <text:p>11.05.21 11:30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-1/60/24" office:value-type="date" office:date-value="2021-05-11T11:29:59.99" calcext:value-type="date">
            <text:p>11.05.21 11:29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-1/60/24" office:value-type="date" office:date-value="2021-05-11T11:28:59.99" calcext:value-type="date">
            <text:p>11.05.21 11:28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-1/60/24" office:value-type="date" office:date-value="2021-05-11T11:27:59.99" calcext:value-type="date">
            <text:p>11.05.21 11:27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-1/60/24" office:value-type="date" office:date-value="2021-05-11T11:26:59.99" calcext:value-type="date">
            <text:p>11.05.21 11:26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-1/60/24" office:value-type="date" office:date-value="2021-05-11T11:25:59.99" calcext:value-type="date">
            <text:p>11.05.21 11:25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-1/60/24" office:value-type="date" office:date-value="2021-05-11T11:24:59.99" calcext:value-type="date">
            <text:p>11.05.21 11:24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-1/60/24" office:value-type="date" office:date-value="2021-05-11T11:23:59.99" calcext:value-type="date">
            <text:p>11.05.21 11:23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-1/60/24" office:value-type="date" office:date-value="2021-05-11T11:22:59.99" calcext:value-type="date">
            <text:p>11.05.21 11:22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-1/60/24" office:value-type="date" office:date-value="2021-05-11T11:21:59.99" calcext:value-type="date">
            <text:p>11.05.21 11:21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-1/60/24" office:value-type="date" office:date-value="2021-05-11T11:20:59.99" calcext:value-type="date">
            <text:p>11.05.21 11:20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-1/60/24" office:value-type="date" office:date-value="2021-05-11T11:19:59.99" calcext:value-type="date">
            <text:p>11.05.21 11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-1/60/24" office:value-type="date" office:date-value="2021-05-11T11:18:59.99" calcext:value-type="date">
            <text:p>11.05.21 11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-1/60/24" office:value-type="date" office:date-value="2021-05-11T11:17:59.99" calcext:value-type="date">
            <text:p>11.05.21 11:17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-1/60/24" office:value-type="date" office:date-value="2021-05-11T11:16:59.99" calcext:value-type="date">
            <text:p>11.05.21 11:16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-1/60/24" office:value-type="date" office:date-value="2021-05-11T11:15:59.99" calcext:value-type="date">
            <text:p>11.05.21 11:15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-1/60/24" office:value-type="date" office:date-value="2021-05-11T11:14:59.99" calcext:value-type="date">
            <text:p>11.05.21 11:14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-1/60/24" office:value-type="date" office:date-value="2021-05-11T11:13:59.99" calcext:value-type="date">
            <text:p>11.05.21 11:13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-1/60/24" office:value-type="date" office:date-value="2021-05-11T11:12:59.99" calcext:value-type="date">
            <text:p>11.05.21 11:12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-1/60/24" office:value-type="date" office:date-value="2021-05-11T11:11:59.99" calcext:value-type="date">
            <text:p>11.05.21 11:11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-1/60/24" office:value-type="date" office:date-value="2021-05-11T11:10:59.99" calcext:value-type="date">
            <text:p>11.05.21 11:10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-1/60/24" office:value-type="date" office:date-value="2021-05-11T11:09:59.99" calcext:value-type="date">
            <text:p>11.05.21 11:09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-1/60/24" office:value-type="date" office:date-value="2021-05-11T11:08:59.99" calcext:value-type="date">
            <text:p>11.05.21 11:08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-1/60/24" office:value-type="date" office:date-value="2021-05-11T11:07:59.99" calcext:value-type="date">
            <text:p>11.05.21 11:07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-1/60/24" office:value-type="date" office:date-value="2021-05-11T11:06:59.99" calcext:value-type="date">
            <text:p>11.05.21 11:06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-1/60/24" office:value-type="date" office:date-value="2021-05-11T11:05:59.99" calcext:value-type="date">
            <text:p>11.05.21 11:05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-1/60/24" office:value-type="date" office:date-value="2021-05-11T11:04:59.99" calcext:value-type="date">
            <text:p>11.05.21 11:04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-1/60/24" office:value-type="date" office:date-value="2021-05-11T11:03:59.99" calcext:value-type="date">
            <text:p>11.05.21 11:03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-1/60/24" office:value-type="date" office:date-value="2021-05-11T11:02:59.99" calcext:value-type="date">
            <text:p>11.05.21 11:02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-1/60/24" office:value-type="date" office:date-value="2021-05-11T11:01:59.99" calcext:value-type="date">
            <text:p>11.05.21 11:01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-1/60/24" office:value-type="date" office:date-value="2021-05-11T11:00:59.99" calcext:value-type="date">
            <text:p>11.05.21 11:00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-1/60/24" office:value-type="date" office:date-value="2021-05-11T10:59:59.99" calcext:value-type="date">
            <text:p>11.05.21 10:59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-1/60/24" office:value-type="date" office:date-value="2021-05-11T10:58:59.99" calcext:value-type="date">
            <text:p>11.05.21 10:58</text:p>
          </table:table-cell>
          <table:table-cell office:value-type="float" office:value="500" calcext:value-type="float">
            <text:p>5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-1/60/24" office:value-type="date" office:date-value="2021-05-11T10:57:59.99" calcext:value-type="date">
            <text:p>11.05.21 10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-1/60/24" office:value-type="date" office:date-value="2021-05-11T10:56:59.99" calcext:value-type="date">
            <text:p>11.05.21 10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-1/60/24" office:value-type="date" office:date-value="2021-05-11T10:55:59.99" calcext:value-type="date">
            <text:p>11.05.21 10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-1/60/24" office:value-type="date" office:date-value="2021-05-11T10:54:59.99" calcext:value-type="date">
            <text:p>11.05.21 10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-1/60/24" office:value-type="date" office:date-value="2021-05-11T10:53:59.99" calcext:value-type="date">
            <text:p>11.05.21 10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-1/60/24" office:value-type="date" office:date-value="2021-05-11T10:52:59.99" calcext:value-type="date">
            <text:p>11.05.21 10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-1/60/24" office:value-type="date" office:date-value="2021-05-11T10:51:59.99" calcext:value-type="date">
            <text:p>11.05.21 10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-1/60/24" office:value-type="date" office:date-value="2021-05-11T10:50:59.99" calcext:value-type="date">
            <text:p>11.05.21 10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-1/60/24" office:value-type="date" office:date-value="2021-05-11T10:49:59.99" calcext:value-type="date">
            <text:p>11.05.21 10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-1/60/24" office:value-type="date" office:date-value="2021-05-11T10:48:59.99" calcext:value-type="date">
            <text:p>11.05.21 10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-1/60/24" office:value-type="date" office:date-value="2021-05-11T10:47:59.99" calcext:value-type="date">
            <text:p>11.05.21 10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-1/60/24" office:value-type="date" office:date-value="2021-05-11T10:46:59.99" calcext:value-type="date">
            <text:p>11.05.21 10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-1/60/24" office:value-type="date" office:date-value="2021-05-11T10:45:59.99" calcext:value-type="date">
            <text:p>11.05.21 10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-1/60/24" office:value-type="date" office:date-value="2021-05-11T10:44:59.99" calcext:value-type="date">
            <text:p>11.05.21 10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-1/60/24" office:value-type="date" office:date-value="2021-05-11T10:43:59.99" calcext:value-type="date">
            <text:p>11.05.21 10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-1/60/24" office:value-type="date" office:date-value="2021-05-11T10:42:59.99" calcext:value-type="date">
            <text:p>11.05.21 10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-1/60/24" office:value-type="date" office:date-value="2021-05-11T10:41:59.99" calcext:value-type="date">
            <text:p>11.05.21 10:4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-1/60/24" office:value-type="date" office:date-value="2021-05-11T10:40:59.99" calcext:value-type="date">
            <text:p>11.05.21 10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-1/60/24" office:value-type="date" office:date-value="2021-05-11T10:39:59.99" calcext:value-type="date">
            <text:p>11.05.21 10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-1/60/24" office:value-type="date" office:date-value="2021-05-11T10:38:59.99" calcext:value-type="date">
            <text:p>11.05.21 10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-1/60/24" office:value-type="date" office:date-value="2021-05-11T10:37:59.99" calcext:value-type="date">
            <text:p>11.05.21 10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-1/60/24" office:value-type="date" office:date-value="2021-05-11T10:36:59.99" calcext:value-type="date">
            <text:p>11.05.21 10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-1/60/24" office:value-type="date" office:date-value="2021-05-11T10:35:59.99" calcext:value-type="date">
            <text:p>11.05.21 10:3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-1/60/24" office:value-type="date" office:date-value="2021-05-11T10:34:59.99" calcext:value-type="date">
            <text:p>11.05.21 10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-1/60/24" office:value-type="date" office:date-value="2021-05-11T10:33:59.99" calcext:value-type="date">
            <text:p>11.05.21 10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-1/60/24" office:value-type="date" office:date-value="2021-05-11T10:32:59.99" calcext:value-type="date">
            <text:p>11.05.21 10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-1/60/24" office:value-type="date" office:date-value="2021-05-11T10:31:59.99" calcext:value-type="date">
            <text:p>11.05.21 10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-1/60/24" office:value-type="date" office:date-value="2021-05-11T10:30:59.99" calcext:value-type="date">
            <text:p>11.05.21 10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-1/60/24" office:value-type="date" office:date-value="2021-05-11T10:29:59.99" calcext:value-type="date">
            <text:p>11.05.21 10:2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-1/60/24" office:value-type="date" office:date-value="2021-05-11T10:28:59.99" calcext:value-type="date">
            <text:p>11.05.21 10:2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-1/60/24" office:value-type="date" office:date-value="2021-05-11T10:27:59.99" calcext:value-type="date">
            <text:p>11.05.21 10:2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-1/60/24" office:value-type="date" office:date-value="2021-05-11T10:26:59.99" calcext:value-type="date">
            <text:p>11.05.21 10:2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-1/60/24" office:value-type="date" office:date-value="2021-05-11T10:25:59.99" calcext:value-type="date">
            <text:p>11.05.21 10:2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-1/60/24" office:value-type="date" office:date-value="2021-05-11T10:24:59.99" calcext:value-type="date">
            <text:p>11.05.21 10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-1/60/24" office:value-type="date" office:date-value="2021-05-11T10:23:59.99" calcext:value-type="date">
            <text:p>11.05.21 10:2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-1/60/24" office:value-type="date" office:date-value="2021-05-11T10:22:59.99" calcext:value-type="date">
            <text:p>11.05.21 10:2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-1/60/24" office:value-type="date" office:date-value="2021-05-11T10:21:59.99" calcext:value-type="date">
            <text:p>11.05.21 10:2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-1/60/24" office:value-type="date" office:date-value="2021-05-11T10:20:59.99" calcext:value-type="date">
            <text:p>11.05.21 10:2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B101]-1/60/24" office:value-type="date" office:date-value="2021-05-11T10:19:59.99" calcext:value-type="date">
            <text:p>11.05.21 10:1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[.B102]-1/60/24" office:value-type="date" office:date-value="2021-05-11T10:18:59.99" calcext:value-type="date">
            <text:p>11.05.21 10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[.B103]-1/60/24" office:value-type="date" office:date-value="2021-05-11T10:17:59.99" calcext:value-type="date">
            <text:p>11.05.21 10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[.B104]-1/60/24" office:value-type="date" office:date-value="2021-05-11T10:16:59.99" calcext:value-type="date">
            <text:p>11.05.21 10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[.B105]-1/60/24" office:value-type="date" office:date-value="2021-05-11T10:15:59.99" calcext:value-type="date">
            <text:p>11.05.21 10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[.B106]-1/60/24" office:value-type="date" office:date-value="2021-05-11T10:14:59.99" calcext:value-type="date">
            <text:p>11.05.21 10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[.B107]-1/60/24" office:value-type="date" office:date-value="2021-05-11T10:13:59.99" calcext:value-type="date">
            <text:p>11.05.21 10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[.B108]-1/60/24" office:value-type="date" office:date-value="2021-05-11T10:12:59.99" calcext:value-type="date">
            <text:p>11.05.21 10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[.B109]-1/60/24" office:value-type="date" office:date-value="2021-05-11T10:11:59.99" calcext:value-type="date">
            <text:p>11.05.21 10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[.B110]-1/60/24" office:value-type="date" office:date-value="2021-05-11T10:10:59.99" calcext:value-type="date">
            <text:p>11.05.21 10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[.B111]-1/60/24" office:value-type="date" office:date-value="2021-05-11T10:09:59.99" calcext:value-type="date">
            <text:p>11.05.21 10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[.B112]-1/60/24" office:value-type="date" office:date-value="2021-05-11T10:08:59.99" calcext:value-type="date">
            <text:p>11.05.21 10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[.B113]-1/60/24" office:value-type="date" office:date-value="2021-05-11T10:07:59.99" calcext:value-type="date">
            <text:p>11.05.21 10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[.B114]-1/60/24" office:value-type="date" office:date-value="2021-05-11T10:06:59.99" calcext:value-type="date">
            <text:p>11.05.21 10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[.B115]-1/60/24" office:value-type="date" office:date-value="2021-05-11T10:05:59.99" calcext:value-type="date">
            <text:p>11.05.21 10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[.B116]-1/60/24" office:value-type="date" office:date-value="2021-05-11T10:04:59.99" calcext:value-type="date">
            <text:p>11.05.21 10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[.B117]-1/60/24" office:value-type="date" office:date-value="2021-05-11T10:03:59.99" calcext:value-type="date">
            <text:p>11.05.21 10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[.B118]-1/60/24" office:value-type="date" office:date-value="2021-05-11T10:02:59.99" calcext:value-type="date">
            <text:p>11.05.21 10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[.B119]-1/60/24" office:value-type="date" office:date-value="2021-05-11T10:01:59.99" calcext:value-type="date">
            <text:p>11.05.21 10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[.B120]-1/60/24" office:value-type="date" office:date-value="2021-05-11T10:00:59.99" calcext:value-type="date">
            <text:p>11.05.21 10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[.B121]-1/60/24" office:value-type="date" office:date-value="2021-05-11T09:59:59.99" calcext:value-type="date">
            <text:p>11.05.21 09:59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[.B122]-1/60/24" office:value-type="date" office:date-value="2021-05-11T09:58:59.99" calcext:value-type="date">
            <text:p>11.05.21 09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[.B123]-1/60/24" office:value-type="date" office:date-value="2021-05-11T09:57:59.99" calcext:value-type="date">
            <text:p>11.05.21 09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[.B124]-1/60/24" office:value-type="date" office:date-value="2021-05-11T09:56:59.99" calcext:value-type="date">
            <text:p>11.05.21 09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[.B125]-1/60/24" office:value-type="date" office:date-value="2021-05-11T09:55:59.99" calcext:value-type="date">
            <text:p>11.05.21 09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[.B126]-1/60/24" office:value-type="date" office:date-value="2021-05-11T09:54:59.99" calcext:value-type="date">
            <text:p>11.05.21 09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[.B127]-1/60/24" office:value-type="date" office:date-value="2021-05-11T09:53:59.99" calcext:value-type="date">
            <text:p>11.05.21 09:53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[.B128]-1/60/24" office:value-type="date" office:date-value="2021-05-11T09:52:59.99" calcext:value-type="date">
            <text:p>11.05.21 09:52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[.B129]-1/60/24" office:value-type="date" office:date-value="2021-05-11T09:51:59.99" calcext:value-type="date">
            <text:p>11.05.21 09:51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[.B130]-1/60/24" office:value-type="date" office:date-value="2021-05-11T09:50:59.99" calcext:value-type="date">
            <text:p>11.05.21 09:50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[.B131]-1/60/24" office:value-type="date" office:date-value="2021-05-11T09:49:59.99" calcext:value-type="date">
            <text:p>11.05.21 09:49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[.B132]-1/60/24" office:value-type="date" office:date-value="2021-05-11T09:48:59.99" calcext:value-type="date">
            <text:p>11.05.21 09:48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[.B133]-1/60/24" office:value-type="date" office:date-value="2021-05-11T09:47:59.99" calcext:value-type="date">
            <text:p>11.05.21 09:47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[.B134]-1/60/24" office:value-type="date" office:date-value="2021-05-11T09:46:59.99" calcext:value-type="date">
            <text:p>11.05.21 09:46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[.B135]-1/60/24" office:value-type="date" office:date-value="2021-05-11T09:45:59.99" calcext:value-type="date">
            <text:p>11.05.21 09:45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[.B136]-1/60/24" office:value-type="date" office:date-value="2021-05-11T09:44:59.99" calcext:value-type="date">
            <text:p>11.05.21 09:44</text:p>
          </table:table-cell>
          <table:table-cell office:value-type="float" office:value="300" calcext:value-type="float">
            <text:p>3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[.B137]-1/60/24" office:value-type="date" office:date-value="2021-05-11T09:43:59.99" calcext:value-type="date">
            <text:p>11.05.21 09:43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[.B138]-1/60/24" office:value-type="date" office:date-value="2021-05-11T09:42:59.99" calcext:value-type="date">
            <text:p>11.05.21 09:42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[.B139]-1/60/24" office:value-type="date" office:date-value="2021-05-11T09:41:59.99" calcext:value-type="date">
            <text:p>11.05.21 09:41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[.B140]-1/60/24" office:value-type="date" office:date-value="2021-05-11T09:40:59.99" calcext:value-type="date">
            <text:p>11.05.21 09:40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[.B141]-1/60/24" office:value-type="date" office:date-value="2021-05-11T09:39:59.99" calcext:value-type="date">
            <text:p>11.05.21 09:39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[.B142]-1/60/24" office:value-type="date" office:date-value="2021-05-11T09:38:59.99" calcext:value-type="date">
            <text:p>11.05.21 09:38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[.B143]-1/60/24" office:value-type="date" office:date-value="2021-05-11T09:37:59.99" calcext:value-type="date">
            <text:p>11.05.21 09:37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[.B144]-1/60/24" office:value-type="date" office:date-value="2021-05-11T09:36:59.99" calcext:value-type="date">
            <text:p>11.05.21 09:36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[.B145]-1/60/24" office:value-type="date" office:date-value="2021-05-11T09:35:59.99" calcext:value-type="date">
            <text:p>11.05.21 09:35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[.B146]-1/60/24" office:value-type="date" office:date-value="2021-05-11T09:34:59.99" calcext:value-type="date">
            <text:p>11.05.21 09:34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[.B147]-1/60/24" office:value-type="date" office:date-value="2021-05-11T09:33:59.99" calcext:value-type="date">
            <text:p>11.05.21 09:33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[.B148]-1/60/24" office:value-type="date" office:date-value="2021-05-11T09:32:59.99" calcext:value-type="date">
            <text:p>11.05.21 09:32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[.B149]-1/60/24" office:value-type="date" office:date-value="2021-05-11T09:31:59.99" calcext:value-type="date">
            <text:p>11.05.21 09:31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[.B150]-1/60/24" office:value-type="date" office:date-value="2021-05-11T09:30:59.99" calcext:value-type="date">
            <text:p>11.05.21 09:30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[.B151]-1/60/24" office:value-type="date" office:date-value="2021-05-11T09:29:59.99" calcext:value-type="date">
            <text:p>11.05.21 09:29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[.B152]-1/60/24" office:value-type="date" office:date-value="2021-05-11T09:28:59.99" calcext:value-type="date">
            <text:p>11.05.21 09:28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[.B153]-1/60/24" office:value-type="date" office:date-value="2021-05-11T09:27:59.99" calcext:value-type="date">
            <text:p>11.05.21 09:27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[.B154]-1/60/24" office:value-type="date" office:date-value="2021-05-11T09:26:59.99" calcext:value-type="date">
            <text:p>11.05.21 09:26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[.B155]-1/60/24" office:value-type="date" office:date-value="2021-05-11T09:25:59.99" calcext:value-type="date">
            <text:p>11.05.21 09:25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[.B156]-1/60/24" office:value-type="date" office:date-value="2021-05-11T09:24:59.99" calcext:value-type="date">
            <text:p>11.05.21 09:24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[.B157]-1/60/24" office:value-type="date" office:date-value="2021-05-11T09:23:59.99" calcext:value-type="date">
            <text:p>11.05.21 09:23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[.B158]-1/60/24" office:value-type="date" office:date-value="2021-05-11T09:22:59.99" calcext:value-type="date">
            <text:p>11.05.21 09:22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[.B159]-1/60/24" office:value-type="date" office:date-value="2021-05-11T09:21:59.99" calcext:value-type="date">
            <text:p>11.05.21 09:21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[.B160]-1/60/24" office:value-type="date" office:date-value="2021-05-11T09:20:59.99" calcext:value-type="date">
            <text:p>11.05.21 09:20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[.B161]-1/60/24" office:value-type="date" office:date-value="2021-05-11T09:19:59.99" calcext:value-type="date">
            <text:p>11.05.21 09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[.B162]-1/60/24" office:value-type="date" office:date-value="2021-05-11T09:18:59.99" calcext:value-type="date">
            <text:p>11.05.21 09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[.B163]-1/60/24" office:value-type="date" office:date-value="2021-05-11T09:17:59.99" calcext:value-type="date">
            <text:p>11.05.21 09:17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[.B164]-1/60/24" office:value-type="date" office:date-value="2021-05-11T09:16:59.99" calcext:value-type="date">
            <text:p>11.05.21 09:16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[.B165]-1/60/24" office:value-type="date" office:date-value="2021-05-11T09:15:59.99" calcext:value-type="date">
            <text:p>11.05.21 09:15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[.B166]-1/60/24" office:value-type="date" office:date-value="2021-05-11T09:14:59.99" calcext:value-type="date">
            <text:p>11.05.21 09:14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[.B167]-1/60/24" office:value-type="date" office:date-value="2021-05-11T09:13:59.99" calcext:value-type="date">
            <text:p>11.05.21 09:13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[.B168]-1/60/24" office:value-type="date" office:date-value="2021-05-11T09:12:59.99" calcext:value-type="date">
            <text:p>11.05.21 09:12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[.B169]-1/60/24" office:value-type="date" office:date-value="2021-05-11T09:11:59.99" calcext:value-type="date">
            <text:p>11.05.21 09:11</text:p>
          </table:table-cell>
          <table:table-cell office:value-type="float" office:value="400" calcext:value-type="float">
            <text:p>4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[.B170]-1/60/24" office:value-type="date" office:date-value="2021-05-11T09:10:59.99" calcext:value-type="date">
            <text:p>11.05.21 09:10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[.B171]-1/60/24" office:value-type="date" office:date-value="2021-05-11T09:09:59.99" calcext:value-type="date">
            <text:p>11.05.21 09:09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[.B172]-1/60/24" office:value-type="date" office:date-value="2021-05-11T09:08:59.99" calcext:value-type="date">
            <text:p>11.05.21 09:08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[.B173]-1/60/24" office:value-type="date" office:date-value="2021-05-11T09:07:59.99" calcext:value-type="date">
            <text:p>11.05.21 09:07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[.B174]-1/60/24" office:value-type="date" office:date-value="2021-05-11T09:06:59.99" calcext:value-type="date">
            <text:p>11.05.21 09:06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[.B175]-1/60/24" office:value-type="date" office:date-value="2021-05-11T09:05:59.99" calcext:value-type="date">
            <text:p>11.05.21 09:05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[.B176]-1/60/24" office:value-type="date" office:date-value="2021-05-11T09:04:59.99" calcext:value-type="date">
            <text:p>11.05.21 09:04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[.B177]-1/60/24" office:value-type="date" office:date-value="2021-05-11T09:03:59.99" calcext:value-type="date">
            <text:p>11.05.21 09:03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[.B178]-1/60/24" office:value-type="date" office:date-value="2021-05-11T09:02:59.99" calcext:value-type="date">
            <text:p>11.05.21 09:02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[.B179]-1/60/24" office:value-type="date" office:date-value="2021-05-11T09:01:59.99" calcext:value-type="date">
            <text:p>11.05.21 09:01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[.B180]-1/60/24" office:value-type="date" office:date-value="2021-05-11T09:00:59.99" calcext:value-type="date">
            <text:p>11.05.21 09:00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[.B181]-1/60/24" office:value-type="date" office:date-value="2021-05-11T08:59:59.99" calcext:value-type="date">
            <text:p>11.05.21 08:59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[.B182]-1/60/24" office:value-type="date" office:date-value="2021-05-11T08:58:59.99" calcext:value-type="date">
            <text:p>11.05.21 08:58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[.B183]-1/60/24" office:value-type="date" office:date-value="2021-05-11T08:57:59.99" calcext:value-type="date">
            <text:p>11.05.21 08:57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[.B184]-1/60/24" office:value-type="date" office:date-value="2021-05-11T08:56:59.99" calcext:value-type="date">
            <text:p>11.05.21 08:56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[.B185]-1/60/24" office:value-type="date" office:date-value="2021-05-11T08:55:59.99" calcext:value-type="date">
            <text:p>11.05.21 08:55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[.B186]-1/60/24" office:value-type="date" office:date-value="2021-05-11T08:54:59.99" calcext:value-type="date">
            <text:p>11.05.21 08:54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[.B187]-1/60/24" office:value-type="date" office:date-value="2021-05-11T08:53:59.99" calcext:value-type="date">
            <text:p>11.05.21 08:53</text:p>
          </table:table-cell>
          <table:table-cell office:value-type="float" office:value="500" calcext:value-type="float">
            <text:p>5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[.B188]-1/60/24" office:value-type="date" office:date-value="2021-05-11T08:52:59.99" calcext:value-type="date">
            <text:p>11.05.21 08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[.B189]-1/60/24" office:value-type="date" office:date-value="2021-05-11T08:51:59.99" calcext:value-type="date">
            <text:p>11.05.21 08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[.B190]-1/60/24" office:value-type="date" office:date-value="2021-05-11T08:50:59.99" calcext:value-type="date">
            <text:p>11.05.21 08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[.B191]-1/60/24" office:value-type="date" office:date-value="2021-05-11T08:49:59.99" calcext:value-type="date">
            <text:p>11.05.21 08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[.B192]-1/60/24" office:value-type="date" office:date-value="2021-05-11T08:48:59.99" calcext:value-type="date">
            <text:p>11.05.21 08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[.B193]-1/60/24" office:value-type="date" office:date-value="2021-05-11T08:47:59.99" calcext:value-type="date">
            <text:p>11.05.21 08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[.B194]-1/60/24" office:value-type="date" office:date-value="2021-05-11T08:46:59.99" calcext:value-type="date">
            <text:p>11.05.21 08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[.B195]-1/60/24" office:value-type="date" office:date-value="2021-05-11T08:45:59.99" calcext:value-type="date">
            <text:p>11.05.21 08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[.B196]-1/60/24" office:value-type="date" office:date-value="2021-05-11T08:44:59.99" calcext:value-type="date">
            <text:p>11.05.21 08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[.B197]-1/60/24" office:value-type="date" office:date-value="2021-05-11T08:43:59.99" calcext:value-type="date">
            <text:p>11.05.21 08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[.B198]-1/60/24" office:value-type="date" office:date-value="2021-05-11T08:42:59.99" calcext:value-type="date">
            <text:p>11.05.21 08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[.B199]-1/60/24" office:value-type="date" office:date-value="2021-05-11T08:41:59.99" calcext:value-type="date">
            <text:p>11.05.21 08:4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[.B200]-1/60/24" office:value-type="date" office:date-value="2021-05-11T08:40:59.99" calcext:value-type="date">
            <text:p>11.05.21 08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[.B201]-1/60/24" office:value-type="date" office:date-value="2021-05-11T08:39:59.99" calcext:value-type="date">
            <text:p>11.05.21 08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[.B202]-1/60/24" office:value-type="date" office:date-value="2021-05-11T08:38:59.99" calcext:value-type="date">
            <text:p>11.05.21 08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[.B203]-1/60/24" office:value-type="date" office:date-value="2021-05-11T08:37:59.99" calcext:value-type="date">
            <text:p>11.05.21 08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[.B204]-1/60/24" office:value-type="date" office:date-value="2021-05-11T08:36:59.99" calcext:value-type="date">
            <text:p>11.05.21 08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[.B205]-1/60/24" office:value-type="date" office:date-value="2021-05-11T08:35:59.99" calcext:value-type="date">
            <text:p>11.05.21 08:3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[.B206]-1/60/24" office:value-type="date" office:date-value="2021-05-11T08:34:59.99" calcext:value-type="date">
            <text:p>11.05.21 08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[.B207]-1/60/24" office:value-type="date" office:date-value="2021-05-11T08:33:59.99" calcext:value-type="date">
            <text:p>11.05.21 08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[.B208]-1/60/24" office:value-type="date" office:date-value="2021-05-11T08:32:59.99" calcext:value-type="date">
            <text:p>11.05.21 08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[.B209]-1/60/24" office:value-type="date" office:date-value="2021-05-11T08:31:59.99" calcext:value-type="date">
            <text:p>11.05.21 08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[.B210]-1/60/24" office:value-type="date" office:date-value="2021-05-11T08:30:59.99" calcext:value-type="date">
            <text:p>11.05.21 08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[.B211]-1/60/24" office:value-type="date" office:date-value="2021-05-11T08:29:59.99" calcext:value-type="date">
            <text:p>11.05.21 08:2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[.B212]-1/60/24" office:value-type="date" office:date-value="2021-05-11T08:28:59.99" calcext:value-type="date">
            <text:p>11.05.21 08:2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[.B213]-1/60/24" office:value-type="date" office:date-value="2021-05-11T08:27:59.99" calcext:value-type="date">
            <text:p>11.05.21 08:2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[.B214]-1/60/24" office:value-type="date" office:date-value="2021-05-11T08:26:59.99" calcext:value-type="date">
            <text:p>11.05.21 08:2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[.B215]-1/60/24" office:value-type="date" office:date-value="2021-05-11T08:25:59.99" calcext:value-type="date">
            <text:p>11.05.21 08:2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[.B216]-1/60/24" office:value-type="date" office:date-value="2021-05-11T08:24:59.99" calcext:value-type="date">
            <text:p>11.05.21 08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[.B217]-1/60/24" office:value-type="date" office:date-value="2021-05-11T08:23:59.99" calcext:value-type="date">
            <text:p>11.05.21 08:2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[.B218]-1/60/24" office:value-type="date" office:date-value="2021-05-11T08:22:59.99" calcext:value-type="date">
            <text:p>11.05.21 08:2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[.B219]-1/60/24" office:value-type="date" office:date-value="2021-05-11T08:21:59.99" calcext:value-type="date">
            <text:p>11.05.21 08:2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[.B220]-1/60/24" office:value-type="date" office:date-value="2021-05-11T08:20:59.99" calcext:value-type="date">
            <text:p>11.05.21 08:2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[.B221]-1/60/24" office:value-type="date" office:date-value="2021-05-11T08:19:59.99" calcext:value-type="date">
            <text:p>11.05.21 08:1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[.B222]-1/60/24" office:value-type="date" office:date-value="2021-05-11T08:18:59.99" calcext:value-type="date">
            <text:p>11.05.21 08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[.B223]-1/60/24" office:value-type="date" office:date-value="2021-05-11T08:17:59.99" calcext:value-type="date">
            <text:p>11.05.21 08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[.B224]-1/60/24" office:value-type="date" office:date-value="2021-05-11T08:16:59.99" calcext:value-type="date">
            <text:p>11.05.21 08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[.B225]-1/60/24" office:value-type="date" office:date-value="2021-05-11T08:15:59.99" calcext:value-type="date">
            <text:p>11.05.21 08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[.B226]-1/60/24" office:value-type="date" office:date-value="2021-05-11T08:14:59.99" calcext:value-type="date">
            <text:p>11.05.21 08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[.B227]-1/60/24" office:value-type="date" office:date-value="2021-05-11T08:13:59.99" calcext:value-type="date">
            <text:p>11.05.21 08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[.B228]-1/60/24" office:value-type="date" office:date-value="2021-05-11T08:12:59.99" calcext:value-type="date">
            <text:p>11.05.21 08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[.B229]-1/60/24" office:value-type="date" office:date-value="2021-05-11T08:11:59.99" calcext:value-type="date">
            <text:p>11.05.21 08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[.B230]-1/60/24" office:value-type="date" office:date-value="2021-05-11T08:10:59.99" calcext:value-type="date">
            <text:p>11.05.21 08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[.B231]-1/60/24" office:value-type="date" office:date-value="2021-05-11T08:09:59.99" calcext:value-type="date">
            <text:p>11.05.21 08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[.B232]-1/60/24" office:value-type="date" office:date-value="2021-05-11T08:08:59.99" calcext:value-type="date">
            <text:p>11.05.21 08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[.B233]-1/60/24" office:value-type="date" office:date-value="2021-05-11T08:07:59.99" calcext:value-type="date">
            <text:p>11.05.21 08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[.B234]-1/60/24" office:value-type="date" office:date-value="2021-05-11T08:06:59.99" calcext:value-type="date">
            <text:p>11.05.21 08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[.B235]-1/60/24" office:value-type="date" office:date-value="2021-05-11T08:05:59.99" calcext:value-type="date">
            <text:p>11.05.21 08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[.B236]-1/60/24" office:value-type="date" office:date-value="2021-05-11T08:04:59.99" calcext:value-type="date">
            <text:p>11.05.21 08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[.B237]-1/60/24" office:value-type="date" office:date-value="2021-05-11T08:03:59.99" calcext:value-type="date">
            <text:p>11.05.21 08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[.B238]-1/60/24" office:value-type="date" office:date-value="2021-05-11T08:02:59.99" calcext:value-type="date">
            <text:p>11.05.21 08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[.B239]-1/60/24" office:value-type="date" office:date-value="2021-05-11T08:01:59.99" calcext:value-type="date">
            <text:p>11.05.21 08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[.B240]-1/60/24" office:value-type="date" office:date-value="2021-05-11T08:00:59.99" calcext:value-type="date">
            <text:p>11.05.21 08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[.B241]-1/60/24" office:value-type="date" office:date-value="2021-05-11T07:59:59.99" calcext:value-type="date">
            <text:p>11.05.21 07:5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[.B242]-1/60/24" office:value-type="date" office:date-value="2021-05-11T07:58:59.99" calcext:value-type="date">
            <text:p>11.05.21 07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[.B243]-1/60/24" office:value-type="date" office:date-value="2021-05-11T07:57:59.99" calcext:value-type="date">
            <text:p>11.05.21 07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[.B244]-1/60/24" office:value-type="date" office:date-value="2021-05-11T07:56:59.99" calcext:value-type="date">
            <text:p>11.05.21 07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[.B245]-1/60/24" office:value-type="date" office:date-value="2021-05-11T07:55:59.99" calcext:value-type="date">
            <text:p>11.05.21 07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[.B246]-1/60/24" office:value-type="date" office:date-value="2021-05-11T07:54:59.99" calcext:value-type="date">
            <text:p>11.05.21 07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[.B247]-1/60/24" office:value-type="date" office:date-value="2021-05-11T07:53:59.99" calcext:value-type="date">
            <text:p>11.05.21 07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[.B248]-1/60/24" office:value-type="date" office:date-value="2021-05-11T07:52:59.99" calcext:value-type="date">
            <text:p>11.05.21 07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[.B249]-1/60/24" office:value-type="date" office:date-value="2021-05-11T07:51:59.99" calcext:value-type="date">
            <text:p>11.05.21 07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formula="of:=[.B250]-1/60/24" office:value-type="date" office:date-value="2021-05-11T07:50:59.99" calcext:value-type="date">
            <text:p>11.05.21 07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formula="of:=[.B251]-1/60/24" office:value-type="date" office:date-value="2021-05-11T07:49:59.99" calcext:value-type="date">
            <text:p>11.05.21 07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formula="of:=[.B252]-1/60/24" office:value-type="date" office:date-value="2021-05-11T07:48:59.99" calcext:value-type="date">
            <text:p>11.05.21 07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formula="of:=[.B253]-1/60/24" office:value-type="date" office:date-value="2021-05-11T07:47:59.99" calcext:value-type="date">
            <text:p>11.05.21 07:47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formula="of:=[.B254]-1/60/24" office:value-type="date" office:date-value="2021-05-11T07:46:59.99" calcext:value-type="date">
            <text:p>11.05.21 07:46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formula="of:=[.B255]-1/60/24" office:value-type="date" office:date-value="2021-05-11T07:45:59.99" calcext:value-type="date">
            <text:p>11.05.21 07:45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formula="of:=[.B256]-1/60/24" office:value-type="date" office:date-value="2021-05-11T07:44:59.99" calcext:value-type="date">
            <text:p>11.05.21 07:44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formula="of:=[.B257]-1/60/24" office:value-type="date" office:date-value="2021-05-11T07:43:59.99" calcext:value-type="date">
            <text:p>11.05.21 07:43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formula="of:=[.B258]-1/60/24" office:value-type="date" office:date-value="2021-05-11T07:42:59.99" calcext:value-type="date">
            <text:p>11.05.21 07:42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table:formula="of:=[.B259]-1/60/24" office:value-type="date" office:date-value="2021-05-11T07:41:59.99" calcext:value-type="date">
            <text:p>11.05.21 07:41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table:formula="of:=[.B260]-1/60/24" office:value-type="date" office:date-value="2021-05-11T07:40:59.99" calcext:value-type="date">
            <text:p>11.05.21 07:40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table:formula="of:=[.B261]-1/60/24" office:value-type="date" office:date-value="2021-05-11T07:39:59.99" calcext:value-type="date">
            <text:p>11.05.21 07:39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table:formula="of:=[.B262]-1/60/24" office:value-type="date" office:date-value="2021-05-11T07:38:59.99" calcext:value-type="date">
            <text:p>11.05.21 07:38</text:p>
          </table:table-cell>
          <table:table-cell office:value-type="float" office:value="300" calcext:value-type="float">
            <text:p>3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table:formula="of:=[.B263]-1/60/24" office:value-type="date" office:date-value="2021-05-11T07:37:59.99" calcext:value-type="date">
            <text:p>11.05.21 07:37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table:formula="of:=[.B264]-1/60/24" office:value-type="date" office:date-value="2021-05-11T07:36:59.99" calcext:value-type="date">
            <text:p>11.05.21 07:36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formula="of:=[.B265]-1/60/24" office:value-type="date" office:date-value="2021-05-11T07:35:59.99" calcext:value-type="date">
            <text:p>11.05.21 07:35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table:formula="of:=[.B266]-1/60/24" office:value-type="date" office:date-value="2021-05-11T07:34:59.99" calcext:value-type="date">
            <text:p>11.05.21 07:34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table:formula="of:=[.B267]-1/60/24" office:value-type="date" office:date-value="2021-05-11T07:33:59.99" calcext:value-type="date">
            <text:p>11.05.21 07:33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table:formula="of:=[.B268]-1/60/24" office:value-type="date" office:date-value="2021-05-11T07:32:59.99" calcext:value-type="date">
            <text:p>11.05.21 07:32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table:formula="of:=[.B269]-1/60/24" office:value-type="date" office:date-value="2021-05-11T07:31:59.99" calcext:value-type="date">
            <text:p>11.05.21 07:31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table:formula="of:=[.B270]-1/60/24" office:value-type="date" office:date-value="2021-05-11T07:30:59.99" calcext:value-type="date">
            <text:p>11.05.21 07:30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table:formula="of:=[.B271]-1/60/24" office:value-type="date" office:date-value="2021-05-11T07:29:59.99" calcext:value-type="date">
            <text:p>11.05.21 07:29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table:formula="of:=[.B272]-1/60/24" office:value-type="date" office:date-value="2021-05-11T07:28:59.99" calcext:value-type="date">
            <text:p>11.05.21 07:28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table:formula="of:=[.B273]-1/60/24" office:value-type="date" office:date-value="2021-05-11T07:27:59.99" calcext:value-type="date">
            <text:p>11.05.21 07:27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table:formula="of:=[.B274]-1/60/24" office:value-type="date" office:date-value="2021-05-11T07:26:59.99" calcext:value-type="date">
            <text:p>11.05.21 07:26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table:formula="of:=[.B275]-1/60/24" office:value-type="date" office:date-value="2021-05-11T07:25:59.99" calcext:value-type="date">
            <text:p>11.05.21 07:25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table:formula="of:=[.B276]-1/60/24" office:value-type="date" office:date-value="2021-05-11T07:24:59.99" calcext:value-type="date">
            <text:p>11.05.21 07:24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table:formula="of:=[.B277]-1/60/24" office:value-type="date" office:date-value="2021-05-11T07:23:59.99" calcext:value-type="date">
            <text:p>11.05.21 07:23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table:formula="of:=[.B278]-1/60/24" office:value-type="date" office:date-value="2021-05-11T07:22:59.99" calcext:value-type="date">
            <text:p>11.05.21 07:22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table:formula="of:=[.B279]-1/60/24" office:value-type="date" office:date-value="2021-05-11T07:21:59.99" calcext:value-type="date">
            <text:p>11.05.21 07:21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formula="of:=[.B280]-1/60/24" office:value-type="date" office:date-value="2021-05-11T07:20:59.99" calcext:value-type="date">
            <text:p>11.05.21 07:20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table:formula="of:=[.B281]-1/60/24" office:value-type="date" office:date-value="2021-05-11T07:19:59.99" calcext:value-type="date">
            <text:p>11.05.21 07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table:formula="of:=[.B282]-1/60/24" office:value-type="date" office:date-value="2021-05-11T07:18:59.99" calcext:value-type="date">
            <text:p>11.05.21 07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table:formula="of:=[.B283]-1/60/24" office:value-type="date" office:date-value="2021-05-11T07:17:59.99" calcext:value-type="date">
            <text:p>11.05.21 07:17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table:formula="of:=[.B284]-1/60/24" office:value-type="date" office:date-value="2021-05-11T07:16:59.99" calcext:value-type="date">
            <text:p>11.05.21 07:16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table:formula="of:=[.B285]-1/60/24" office:value-type="date" office:date-value="2021-05-11T07:15:59.99" calcext:value-type="date">
            <text:p>11.05.21 07:15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table:formula="of:=[.B286]-1/60/24" office:value-type="date" office:date-value="2021-05-11T07:14:59.99" calcext:value-type="date">
            <text:p>11.05.21 07:14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table:formula="of:=[.B287]-1/60/24" office:value-type="date" office:date-value="2021-05-11T07:13:59.99" calcext:value-type="date">
            <text:p>11.05.21 07:13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table:formula="of:=[.B288]-1/60/24" office:value-type="date" office:date-value="2021-05-11T07:12:59.99" calcext:value-type="date">
            <text:p>11.05.21 07:12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table:formula="of:=[.B289]-1/60/24" office:value-type="date" office:date-value="2021-05-11T07:11:59.99" calcext:value-type="date">
            <text:p>11.05.21 07:11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table:formula="of:=[.B290]-1/60/24" office:value-type="date" office:date-value="2021-05-11T07:10:59.99" calcext:value-type="date">
            <text:p>11.05.21 07:10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table:formula="of:=[.B291]-1/60/24" office:value-type="date" office:date-value="2021-05-11T07:09:59.99" calcext:value-type="date">
            <text:p>11.05.21 07:09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table:formula="of:=[.B292]-1/60/24" office:value-type="date" office:date-value="2021-05-11T07:08:59.99" calcext:value-type="date">
            <text:p>11.05.21 07:08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table:formula="of:=[.B293]-1/60/24" office:value-type="date" office:date-value="2021-05-11T07:07:59.99" calcext:value-type="date">
            <text:p>11.05.21 07:07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table:formula="of:=[.B294]-1/60/24" office:value-type="date" office:date-value="2021-05-11T07:06:59.99" calcext:value-type="date">
            <text:p>11.05.21 07:06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table:formula="of:=[.B295]-1/60/24" office:value-type="date" office:date-value="2021-05-11T07:05:59.99" calcext:value-type="date">
            <text:p>11.05.21 07:05</text:p>
          </table:table-cell>
          <table:table-cell office:value-type="float" office:value="400" calcext:value-type="float">
            <text:p>4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table:formula="of:=[.B296]-1/60/24" office:value-type="date" office:date-value="2021-05-11T07:04:59.99" calcext:value-type="date">
            <text:p>11.05.21 07:04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table:formula="of:=[.B297]-1/60/24" office:value-type="date" office:date-value="2021-05-11T07:03:59.99" calcext:value-type="date">
            <text:p>11.05.21 07:03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table:formula="of:=[.B298]-1/60/24" office:value-type="date" office:date-value="2021-05-11T07:02:59.99" calcext:value-type="date">
            <text:p>11.05.21 07:02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table:formula="of:=[.B299]-1/60/24" office:value-type="date" office:date-value="2021-05-11T07:01:59.99" calcext:value-type="date">
            <text:p>11.05.21 07:01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table:formula="of:=[.B300]-1/60/24" office:value-type="date" office:date-value="2021-05-11T07:00:59.99" calcext:value-type="date">
            <text:p>11.05.21 07:00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table:formula="of:=[.B301]-1/60/24" office:value-type="date" office:date-value="2021-05-11T06:59:59.99" calcext:value-type="date">
            <text:p>11.05.21 06:59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table:formula="of:=[.B302]-1/60/24" office:value-type="date" office:date-value="2021-05-11T06:58:59.99" calcext:value-type="date">
            <text:p>11.05.21 06:58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formula="of:=[.B303]-1/60/24" office:value-type="date" office:date-value="2021-05-11T06:57:59.99" calcext:value-type="date">
            <text:p>11.05.21 06:57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table:formula="of:=[.B304]-1/60/24" office:value-type="date" office:date-value="2021-05-11T06:56:59.99" calcext:value-type="date">
            <text:p>11.05.21 06:56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table:formula="of:=[.B305]-1/60/24" office:value-type="date" office:date-value="2021-05-11T06:55:59.99" calcext:value-type="date">
            <text:p>11.05.21 06:55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table:formula="of:=[.B306]-1/60/24" office:value-type="date" office:date-value="2021-05-11T06:54:59.99" calcext:value-type="date">
            <text:p>11.05.21 06:54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table:formula="of:=[.B307]-1/60/24" office:value-type="date" office:date-value="2021-05-11T06:53:59.99" calcext:value-type="date">
            <text:p>11.05.21 06:53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table:formula="of:=[.B308]-1/60/24" office:value-type="date" office:date-value="2021-05-11T06:52:59.99" calcext:value-type="date">
            <text:p>11.05.21 06:52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table:formula="of:=[.B309]-1/60/24" office:value-type="date" office:date-value="2021-05-11T06:51:59.99" calcext:value-type="date">
            <text:p>11.05.21 06:51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table:formula="of:=[.B310]-1/60/24" office:value-type="date" office:date-value="2021-05-11T06:50:59.99" calcext:value-type="date">
            <text:p>11.05.21 06:50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table:formula="of:=[.B311]-1/60/24" office:value-type="date" office:date-value="2021-05-11T06:49:59.99" calcext:value-type="date">
            <text:p>11.05.21 06:49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table:formula="of:=[.B312]-1/60/24" office:value-type="date" office:date-value="2021-05-11T06:48:59.99" calcext:value-type="date">
            <text:p>11.05.21 06:48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formula="of:=[.B313]-1/60/24" office:value-type="date" office:date-value="2021-05-11T06:47:59.99" calcext:value-type="date">
            <text:p>11.05.21 06:47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formula="of:=[.B314]-1/60/24" office:value-type="date" office:date-value="2021-05-11T06:46:59.99" calcext:value-type="date">
            <text:p>11.05.21 06:46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table:formula="of:=[.B315]-1/60/24" office:value-type="date" office:date-value="2021-05-11T06:45:59.99" calcext:value-type="date">
            <text:p>11.05.21 06:45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table:formula="of:=[.B316]-1/60/24" office:value-type="date" office:date-value="2021-05-11T06:44:59.99" calcext:value-type="date">
            <text:p>11.05.21 06:44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table:formula="of:=[.B317]-1/60/24" office:value-type="date" office:date-value="2021-05-11T06:43:59.99" calcext:value-type="date">
            <text:p>11.05.21 06:43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table:formula="of:=[.B318]-1/60/24" office:value-type="date" office:date-value="2021-05-11T06:42:59.99" calcext:value-type="date">
            <text:p>11.05.21 06:42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table:formula="of:=[.B319]-1/60/24" office:value-type="date" office:date-value="2021-05-11T06:41:59.99" calcext:value-type="date">
            <text:p>11.05.21 06:41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table:formula="of:=[.B320]-1/60/24" office:value-type="date" office:date-value="2021-05-11T06:40:59.99" calcext:value-type="date">
            <text:p>11.05.21 06:40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table:formula="of:=[.B321]-1/60/24" office:value-type="date" office:date-value="2021-05-11T06:39:59.99" calcext:value-type="date">
            <text:p>11.05.21 06:39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table:formula="of:=[.B322]-1/60/24" office:value-type="date" office:date-value="2021-05-11T06:38:59.99" calcext:value-type="date">
            <text:p>11.05.21 06:38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table:formula="of:=[.B323]-1/60/24" office:value-type="date" office:date-value="2021-05-11T06:37:59.99" calcext:value-type="date">
            <text:p>11.05.21 06:37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table:formula="of:=[.B324]-1/60/24" office:value-type="date" office:date-value="2021-05-11T06:36:59.99" calcext:value-type="date">
            <text:p>11.05.21 06:36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table:formula="of:=[.B325]-1/60/24" office:value-type="date" office:date-value="2021-05-11T06:35:59.99" calcext:value-type="date">
            <text:p>11.05.21 06:35</text:p>
          </table:table-cell>
          <table:table-cell office:value-type="float" office:value="500" calcext:value-type="float">
            <text:p>5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table:formula="of:=[.B326]-1/60/24" office:value-type="date" office:date-value="2021-05-11T06:34:59.99" calcext:value-type="date">
            <text:p>11.05.21 06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table:formula="of:=[.B327]-1/60/24" office:value-type="date" office:date-value="2021-05-11T06:33:59.99" calcext:value-type="date">
            <text:p>11.05.21 06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table:formula="of:=[.B328]-1/60/24" office:value-type="date" office:date-value="2021-05-11T06:32:59.99" calcext:value-type="date">
            <text:p>11.05.21 06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table:formula="of:=[.B329]-1/60/24" office:value-type="date" office:date-value="2021-05-11T06:31:59.99" calcext:value-type="date">
            <text:p>11.05.21 06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table:formula="of:=[.B330]-1/60/24" office:value-type="date" office:date-value="2021-05-11T06:30:59.99" calcext:value-type="date">
            <text:p>11.05.21 06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table:formula="of:=[.B331]-1/60/24" office:value-type="date" office:date-value="2021-05-11T06:29:59.99" calcext:value-type="date">
            <text:p>11.05.21 06:29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table:formula="of:=[.B332]-1/60/24" office:value-type="date" office:date-value="2021-05-11T06:28:59.99" calcext:value-type="date">
            <text:p>11.05.21 06:28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table:formula="of:=[.B333]-1/60/24" office:value-type="date" office:date-value="2021-05-11T06:27:59.99" calcext:value-type="date">
            <text:p>11.05.21 06:27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table:formula="of:=[.B334]-1/60/24" office:value-type="date" office:date-value="2021-05-11T06:26:59.99" calcext:value-type="date">
            <text:p>11.05.21 06:26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formula="of:=[.B335]-1/60/24" office:value-type="date" office:date-value="2021-05-11T06:25:59.99" calcext:value-type="date">
            <text:p>11.05.21 06:25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table:formula="of:=[.B336]-1/60/24" office:value-type="date" office:date-value="2021-05-11T06:24:59.99" calcext:value-type="date">
            <text:p>11.05.21 06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table:formula="of:=[.B337]-1/60/24" office:value-type="date" office:date-value="2021-05-11T06:23:59.99" calcext:value-type="date">
            <text:p>11.05.21 06:2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table:formula="of:=[.B338]-1/60/24" office:value-type="date" office:date-value="2021-05-11T06:22:59.99" calcext:value-type="date">
            <text:p>11.05.21 06:2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table:formula="of:=[.B339]-1/60/24" office:value-type="date" office:date-value="2021-05-11T06:21:59.99" calcext:value-type="date">
            <text:p>11.05.21 06:21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table:formula="of:=[.B340]-1/60/24" office:value-type="date" office:date-value="2021-05-11T06:20:59.99" calcext:value-type="date">
            <text:p>11.05.21 06:20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table:formula="of:=[.B341]-1/60/24" office:value-type="date" office:date-value="2021-05-11T06:19:59.99" calcext:value-type="date">
            <text:p>11.05.21 06:19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table:formula="of:=[.B342]-1/60/24" office:value-type="date" office:date-value="2021-05-11T06:18:59.99" calcext:value-type="date">
            <text:p>11.05.21 06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table:formula="of:=[.B343]-1/60/24" office:value-type="date" office:date-value="2021-05-11T06:17:59.99" calcext:value-type="date">
            <text:p>11.05.21 06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table:formula="of:=[.B344]-1/60/24" office:value-type="date" office:date-value="2021-05-11T06:16:59.99" calcext:value-type="date">
            <text:p>11.05.21 06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table:formula="of:=[.B345]-1/60/24" office:value-type="date" office:date-value="2021-05-11T06:15:59.99" calcext:value-type="date">
            <text:p>11.05.21 06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table:formula="of:=[.B346]-1/60/24" office:value-type="date" office:date-value="2021-05-11T06:14:59.99" calcext:value-type="date">
            <text:p>11.05.21 06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table:formula="of:=[.B347]-1/60/24" office:value-type="date" office:date-value="2021-05-11T06:13:59.99" calcext:value-type="date">
            <text:p>11.05.21 06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table:formula="of:=[.B348]-1/60/24" office:value-type="date" office:date-value="2021-05-11T06:12:59.99" calcext:value-type="date">
            <text:p>11.05.21 06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table:formula="of:=[.B349]-1/60/24" office:value-type="date" office:date-value="2021-05-11T06:11:59.99" calcext:value-type="date">
            <text:p>11.05.21 06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table:formula="of:=[.B350]-1/60/24" office:value-type="date" office:date-value="2021-05-11T06:10:59.99" calcext:value-type="date">
            <text:p>11.05.21 06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table:formula="of:=[.B351]-1/60/24" office:value-type="date" office:date-value="2021-05-11T06:09:59.99" calcext:value-type="date">
            <text:p>11.05.21 06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table:formula="of:=[.B352]-1/60/24" office:value-type="date" office:date-value="2021-05-11T06:08:59.99" calcext:value-type="date">
            <text:p>11.05.21 06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table:formula="of:=[.B353]-1/60/24" office:value-type="date" office:date-value="2021-05-11T06:07:59.99" calcext:value-type="date">
            <text:p>11.05.21 06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table:formula="of:=[.B354]-1/60/24" office:value-type="date" office:date-value="2021-05-11T06:06:59.99" calcext:value-type="date">
            <text:p>11.05.21 06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table:formula="of:=[.B355]-1/60/24" office:value-type="date" office:date-value="2021-05-11T06:05:59.99" calcext:value-type="date">
            <text:p>11.05.21 06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table:formula="of:=[.B356]-1/60/24" office:value-type="date" office:date-value="2021-05-11T06:04:59.99" calcext:value-type="date">
            <text:p>11.05.21 06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table:formula="of:=[.B357]-1/60/24" office:value-type="date" office:date-value="2021-05-11T06:03:59.99" calcext:value-type="date">
            <text:p>11.05.21 06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table:formula="of:=[.B358]-1/60/24" office:value-type="date" office:date-value="2021-05-11T06:02:59.99" calcext:value-type="date">
            <text:p>11.05.21 06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table:formula="of:=[.B359]-1/60/24" office:value-type="date" office:date-value="2021-05-11T06:01:59.99" calcext:value-type="date">
            <text:p>11.05.21 06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table:formula="of:=[.B360]-1/60/24" office:value-type="date" office:date-value="2021-05-11T06:00:59.99" calcext:value-type="date">
            <text:p>11.05.21 06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formula="of:=[.B361]-1/60/24" office:value-type="date" office:date-value="2021-05-11T05:59:59.99" calcext:value-type="date">
            <text:p>11.05.21 05:59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table:formula="of:=[.B362]-1/60/24" office:value-type="date" office:date-value="2021-05-11T05:58:59.99" calcext:value-type="date">
            <text:p>11.05.21 05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table:formula="of:=[.B363]-1/60/24" office:value-type="date" office:date-value="2021-05-11T05:57:59.99" calcext:value-type="date">
            <text:p>11.05.21 05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table:formula="of:=[.B364]-1/60/24" office:value-type="date" office:date-value="2021-05-11T05:56:59.99" calcext:value-type="date">
            <text:p>11.05.21 05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table:formula="of:=[.B365]-1/60/24" office:value-type="date" office:date-value="2021-05-11T05:55:59.99" calcext:value-type="date">
            <text:p>11.05.21 05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table:formula="of:=[.B366]-1/60/24" office:value-type="date" office:date-value="2021-05-11T05:54:59.99" calcext:value-type="date">
            <text:p>11.05.21 05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formula="of:=[.B367]-1/60/24" office:value-type="date" office:date-value="2021-05-11T05:53:59.99" calcext:value-type="date">
            <text:p>11.05.21 05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table:formula="of:=[.B368]-1/60/24" office:value-type="date" office:date-value="2021-05-11T05:52:59.99" calcext:value-type="date">
            <text:p>11.05.21 05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table:formula="of:=[.B369]-1/60/24" office:value-type="date" office:date-value="2021-05-11T05:51:59.99" calcext:value-type="date">
            <text:p>11.05.21 05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table:formula="of:=[.B370]-1/60/24" office:value-type="date" office:date-value="2021-05-11T05:50:59.99" calcext:value-type="date">
            <text:p>11.05.21 05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table:formula="of:=[.B371]-1/60/24" office:value-type="date" office:date-value="2021-05-11T05:49:59.99" calcext:value-type="date">
            <text:p>11.05.21 05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table:formula="of:=[.B372]-1/60/24" office:value-type="date" office:date-value="2021-05-11T05:48:59.99" calcext:value-type="date">
            <text:p>11.05.21 05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formula="of:=[.B373]-1/60/24" office:value-type="date" office:date-value="2021-05-11T05:47:59.99" calcext:value-type="date">
            <text:p>11.05.21 05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formula="of:=[.B374]-1/60/24" office:value-type="date" office:date-value="2021-05-11T05:46:59.99" calcext:value-type="date">
            <text:p>11.05.21 05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formula="of:=[.B375]-1/60/24" office:value-type="date" office:date-value="2021-05-11T05:45:59.99" calcext:value-type="date">
            <text:p>11.05.21 05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formula="of:=[.B376]-1/60/24" office:value-type="date" office:date-value="2021-05-11T05:44:59.99" calcext:value-type="date">
            <text:p>11.05.21 05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formula="of:=[.B377]-1/60/24" office:value-type="date" office:date-value="2021-05-11T05:43:59.99" calcext:value-type="date">
            <text:p>11.05.21 05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formula="of:=[.B378]-1/60/24" office:value-type="date" office:date-value="2021-05-11T05:42:59.99" calcext:value-type="date">
            <text:p>11.05.21 05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formula="of:=[.B379]-1/60/24" office:value-type="date" office:date-value="2021-05-11T05:41:59.99" calcext:value-type="date">
            <text:p>11.05.21 05:41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formula="of:=[.B380]-1/60/24" office:value-type="date" office:date-value="2021-05-11T05:40:59.99" calcext:value-type="date">
            <text:p>11.05.21 05:40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formula="of:=[.B381]-1/60/24" office:value-type="date" office:date-value="2021-05-11T05:39:59.99" calcext:value-type="date">
            <text:p>11.05.21 05:39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formula="of:=[.B382]-1/60/24" office:value-type="date" office:date-value="2021-05-11T05:38:59.99" calcext:value-type="date">
            <text:p>11.05.21 05:38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formula="of:=[.B383]-1/60/24" office:value-type="date" office:date-value="2021-05-11T05:37:59.99" calcext:value-type="date">
            <text:p>11.05.21 05:37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formula="of:=[.B384]-1/60/24" office:value-type="date" office:date-value="2021-05-11T05:36:59.99" calcext:value-type="date">
            <text:p>11.05.21 05:36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formula="of:=[.B385]-1/60/24" office:value-type="date" office:date-value="2021-05-11T05:35:59.99" calcext:value-type="date">
            <text:p>11.05.21 05:35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formula="of:=[.B386]-1/60/24" office:value-type="date" office:date-value="2021-05-11T05:34:59.99" calcext:value-type="date">
            <text:p>11.05.21 05:34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formula="of:=[.B387]-1/60/24" office:value-type="date" office:date-value="2021-05-11T05:33:59.99" calcext:value-type="date">
            <text:p>11.05.21 05:33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formula="of:=[.B388]-1/60/24" office:value-type="date" office:date-value="2021-05-11T05:32:59.99" calcext:value-type="date">
            <text:p>11.05.21 05:32</text:p>
          </table:table-cell>
          <table:table-cell office:value-type="float" office:value="300" calcext:value-type="float">
            <text:p>3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formula="of:=[.B389]-1/60/24" office:value-type="date" office:date-value="2021-05-11T05:31:59.99" calcext:value-type="date">
            <text:p>11.05.21 05:31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formula="of:=[.B390]-1/60/24" office:value-type="date" office:date-value="2021-05-11T05:30:59.99" calcext:value-type="date">
            <text:p>11.05.21 05:30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formula="of:=[.B391]-1/60/24" office:value-type="date" office:date-value="2021-05-11T05:29:59.99" calcext:value-type="date">
            <text:p>11.05.21 05:29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formula="of:=[.B392]-1/60/24" office:value-type="date" office:date-value="2021-05-11T05:28:59.99" calcext:value-type="date">
            <text:p>11.05.21 05:28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formula="of:=[.B393]-1/60/24" office:value-type="date" office:date-value="2021-05-11T05:27:59.99" calcext:value-type="date">
            <text:p>11.05.21 05:27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formula="of:=[.B394]-1/60/24" office:value-type="date" office:date-value="2021-05-11T05:26:59.99" calcext:value-type="date">
            <text:p>11.05.21 05:26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formula="of:=[.B395]-1/60/24" office:value-type="date" office:date-value="2021-05-11T05:25:59.99" calcext:value-type="date">
            <text:p>11.05.21 05:25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formula="of:=[.B396]-1/60/24" office:value-type="date" office:date-value="2021-05-11T05:24:59.99" calcext:value-type="date">
            <text:p>11.05.21 05:24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formula="of:=[.B397]-1/60/24" office:value-type="date" office:date-value="2021-05-11T05:23:59.99" calcext:value-type="date">
            <text:p>11.05.21 05:23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formula="of:=[.B398]-1/60/24" office:value-type="date" office:date-value="2021-05-11T05:22:59.99" calcext:value-type="date">
            <text:p>11.05.21 05:22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formula="of:=[.B399]-1/60/24" office:value-type="date" office:date-value="2021-05-11T05:21:59.99" calcext:value-type="date">
            <text:p>11.05.21 05:21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formula="of:=[.B400]-1/60/24" office:value-type="date" office:date-value="2021-05-11T05:20:59.99" calcext:value-type="date">
            <text:p>11.05.21 05:20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formula="of:=[.B401]-1/60/24" office:value-type="date" office:date-value="2021-05-11T05:19:59.99" calcext:value-type="date">
            <text:p>11.05.21 05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formula="of:=[.B402]-1/60/24" office:value-type="date" office:date-value="2021-05-11T05:18:59.99" calcext:value-type="date">
            <text:p>11.05.21 05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formula="of:=[.B403]-1/60/24" office:value-type="date" office:date-value="2021-05-11T05:17:59.99" calcext:value-type="date">
            <text:p>11.05.21 05:17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formula="of:=[.B404]-1/60/24" office:value-type="date" office:date-value="2021-05-11T05:16:59.99" calcext:value-type="date">
            <text:p>11.05.21 05:16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formula="of:=[.B405]-1/60/24" office:value-type="date" office:date-value="2021-05-11T05:15:59.99" calcext:value-type="date">
            <text:p>11.05.21 05:15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formula="of:=[.B406]-1/60/24" office:value-type="date" office:date-value="2021-05-11T05:14:59.99" calcext:value-type="date">
            <text:p>11.05.21 05:14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formula="of:=[.B407]-1/60/24" office:value-type="date" office:date-value="2021-05-11T05:13:59.99" calcext:value-type="date">
            <text:p>11.05.21 05:13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formula="of:=[.B408]-1/60/24" office:value-type="date" office:date-value="2021-05-11T05:12:59.99" calcext:value-type="date">
            <text:p>11.05.21 05:12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formula="of:=[.B409]-1/60/24" office:value-type="date" office:date-value="2021-05-11T05:11:59.99" calcext:value-type="date">
            <text:p>11.05.21 05:11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formula="of:=[.B410]-1/60/24" office:value-type="date" office:date-value="2021-05-11T05:10:59.99" calcext:value-type="date">
            <text:p>11.05.21 05:10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formula="of:=[.B411]-1/60/24" office:value-type="date" office:date-value="2021-05-11T05:09:59.99" calcext:value-type="date">
            <text:p>11.05.21 05:09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formula="of:=[.B412]-1/60/24" office:value-type="date" office:date-value="2021-05-11T05:08:59.99" calcext:value-type="date">
            <text:p>11.05.21 05:08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formula="of:=[.B413]-1/60/24" office:value-type="date" office:date-value="2021-05-11T05:07:59.99" calcext:value-type="date">
            <text:p>11.05.21 05:07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formula="of:=[.B414]-1/60/24" office:value-type="date" office:date-value="2021-05-11T05:06:59.99" calcext:value-type="date">
            <text:p>11.05.21 05:06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formula="of:=[.B415]-1/60/24" office:value-type="date" office:date-value="2021-05-11T05:05:59.99" calcext:value-type="date">
            <text:p>11.05.21 05:05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formula="of:=[.B416]-1/60/24" office:value-type="date" office:date-value="2021-05-11T05:04:59.99" calcext:value-type="date">
            <text:p>11.05.21 05:04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formula="of:=[.B417]-1/60/24" office:value-type="date" office:date-value="2021-05-11T05:03:59.99" calcext:value-type="date">
            <text:p>11.05.21 05:03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formula="of:=[.B418]-1/60/24" office:value-type="date" office:date-value="2021-05-11T05:02:59.99" calcext:value-type="date">
            <text:p>11.05.21 05:02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formula="of:=[.B419]-1/60/24" office:value-type="date" office:date-value="2021-05-11T05:01:59.99" calcext:value-type="date">
            <text:p>11.05.21 05:01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formula="of:=[.B420]-1/60/24" office:value-type="date" office:date-value="2021-05-11T05:00:59.99" calcext:value-type="date">
            <text:p>11.05.21 05:00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formula="of:=[.B421]-1/60/24" office:value-type="date" office:date-value="2021-05-11T04:59:59.99" calcext:value-type="date">
            <text:p>11.05.21 04:59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formula="of:=[.B422]-1/60/24" office:value-type="date" office:date-value="2021-05-11T04:58:59.99" calcext:value-type="date">
            <text:p>11.05.21 04:58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formula="of:=[.B423]-1/60/24" office:value-type="date" office:date-value="2021-05-11T04:57:59.99" calcext:value-type="date">
            <text:p>11.05.21 04:57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formula="of:=[.B424]-1/60/24" office:value-type="date" office:date-value="2021-05-11T04:56:59.99" calcext:value-type="date">
            <text:p>11.05.21 04:56</text:p>
          </table:table-cell>
          <table:table-cell office:value-type="float" office:value="400" calcext:value-type="float">
            <text:p>4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formula="of:=[.B425]-1/60/24" office:value-type="date" office:date-value="2021-05-11T04:55:59.99" calcext:value-type="date">
            <text:p>11.05.21 04:55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formula="of:=[.B426]-1/60/24" office:value-type="date" office:date-value="2021-05-11T04:54:59.99" calcext:value-type="date">
            <text:p>11.05.21 04:54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formula="of:=[.B427]-1/60/24" office:value-type="date" office:date-value="2021-05-11T04:53:59.99" calcext:value-type="date">
            <text:p>11.05.21 04:53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formula="of:=[.B428]-1/60/24" office:value-type="date" office:date-value="2021-05-11T04:52:59.99" calcext:value-type="date">
            <text:p>11.05.21 04:52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formula="of:=[.B429]-1/60/24" office:value-type="date" office:date-value="2021-05-11T04:51:59.99" calcext:value-type="date">
            <text:p>11.05.21 04:51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formula="of:=[.B430]-1/60/24" office:value-type="date" office:date-value="2021-05-11T04:50:59.99" calcext:value-type="date">
            <text:p>11.05.21 04:50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formula="of:=[.B431]-1/60/24" office:value-type="date" office:date-value="2021-05-11T04:49:59.99" calcext:value-type="date">
            <text:p>11.05.21 04:49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formula="of:=[.B432]-1/60/24" office:value-type="date" office:date-value="2021-05-11T04:48:59.99" calcext:value-type="date">
            <text:p>11.05.21 04:48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formula="of:=[.B433]-1/60/24" office:value-type="date" office:date-value="2021-05-11T04:47:59.99" calcext:value-type="date">
            <text:p>11.05.21 04:47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formula="of:=[.B434]-1/60/24" office:value-type="date" office:date-value="2021-05-11T04:46:59.99" calcext:value-type="date">
            <text:p>11.05.21 04:46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formula="of:=[.B435]-1/60/24" office:value-type="date" office:date-value="2021-05-11T04:45:59.99" calcext:value-type="date">
            <text:p>11.05.21 04:45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formula="of:=[.B436]-1/60/24" office:value-type="date" office:date-value="2021-05-11T04:44:59.99" calcext:value-type="date">
            <text:p>11.05.21 04:44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formula="of:=[.B437]-1/60/24" office:value-type="date" office:date-value="2021-05-11T04:43:59.99" calcext:value-type="date">
            <text:p>11.05.21 04:43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formula="of:=[.B438]-1/60/24" office:value-type="date" office:date-value="2021-05-11T04:42:59.99" calcext:value-type="date">
            <text:p>11.05.21 04:42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formula="of:=[.B439]-1/60/24" office:value-type="date" office:date-value="2021-05-11T04:41:59.99" calcext:value-type="date">
            <text:p>11.05.21 04:41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formula="of:=[.B440]-1/60/24" office:value-type="date" office:date-value="2021-05-11T04:40:59.99" calcext:value-type="date">
            <text:p>11.05.21 04:40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formula="of:=[.B441]-1/60/24" office:value-type="date" office:date-value="2021-05-11T04:39:59.99" calcext:value-type="date">
            <text:p>11.05.21 04:39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formula="of:=[.B442]-1/60/24" office:value-type="date" office:date-value="2021-05-11T04:38:59.99" calcext:value-type="date">
            <text:p>11.05.21 04:38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formula="of:=[.B443]-1/60/24" office:value-type="date" office:date-value="2021-05-11T04:37:59.99" calcext:value-type="date">
            <text:p>11.05.21 04:37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formula="of:=[.B444]-1/60/24" office:value-type="date" office:date-value="2021-05-11T04:36:59.99" calcext:value-type="date">
            <text:p>11.05.21 04:36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formula="of:=[.B445]-1/60/24" office:value-type="date" office:date-value="2021-05-11T04:35:59.99" calcext:value-type="date">
            <text:p>11.05.21 04:35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formula="of:=[.B446]-1/60/24" office:value-type="date" office:date-value="2021-05-11T04:34:59.99" calcext:value-type="date">
            <text:p>11.05.21 04:34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formula="of:=[.B447]-1/60/24" office:value-type="date" office:date-value="2021-05-11T04:33:59.99" calcext:value-type="date">
            <text:p>11.05.21 04:33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formula="of:=[.B448]-1/60/24" office:value-type="date" office:date-value="2021-05-11T04:32:59.99" calcext:value-type="date">
            <text:p>11.05.21 04:32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formula="of:=[.B449]-1/60/24" office:value-type="date" office:date-value="2021-05-11T04:31:59.99" calcext:value-type="date">
            <text:p>11.05.21 04:31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formula="of:=[.B450]-1/60/24" office:value-type="date" office:date-value="2021-05-11T04:30:59.99" calcext:value-type="date">
            <text:p>11.05.21 04:30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formula="of:=[.B451]-1/60/24" office:value-type="date" office:date-value="2021-05-11T04:29:59.99" calcext:value-type="date">
            <text:p>11.05.21 04:29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formula="of:=[.B452]-1/60/24" office:value-type="date" office:date-value="2021-05-11T04:28:59.99" calcext:value-type="date">
            <text:p>11.05.21 04:28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formula="of:=[.B453]-1/60/24" office:value-type="date" office:date-value="2021-05-11T04:27:59.99" calcext:value-type="date">
            <text:p>11.05.21 04:27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formula="of:=[.B454]-1/60/24" office:value-type="date" office:date-value="2021-05-11T04:26:59.99" calcext:value-type="date">
            <text:p>11.05.21 04:26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formula="of:=[.B455]-1/60/24" office:value-type="date" office:date-value="2021-05-11T04:25:59.99" calcext:value-type="date">
            <text:p>11.05.21 04:25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formula="of:=[.B456]-1/60/24" office:value-type="date" office:date-value="2021-05-11T04:24:59.99" calcext:value-type="date">
            <text:p>11.05.21 04:24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formula="of:=[.B457]-1/60/24" office:value-type="date" office:date-value="2021-05-11T04:23:59.99" calcext:value-type="date">
            <text:p>11.05.21 04:23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formula="of:=[.B458]-1/60/24" office:value-type="date" office:date-value="2021-05-11T04:22:59.99" calcext:value-type="date">
            <text:p>11.05.21 04:22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formula="of:=[.B459]-1/60/24" office:value-type="date" office:date-value="2021-05-11T04:21:59.99" calcext:value-type="date">
            <text:p>11.05.21 04:21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formula="of:=[.B460]-1/60/24" office:value-type="date" office:date-value="2021-05-11T04:20:59.99" calcext:value-type="date">
            <text:p>11.05.21 04:20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formula="of:=[.B461]-1/60/24" office:value-type="date" office:date-value="2021-05-11T04:19:59.99" calcext:value-type="date">
            <text:p>11.05.21 04:19</text:p>
          </table:table-cell>
          <table:table-cell office:value-type="float" office:value="500" calcext:value-type="float">
            <text:p>5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formula="of:=[.B462]-1/60/24" office:value-type="date" office:date-value="2021-05-11T04:18:59.99" calcext:value-type="date">
            <text:p>11.05.21 04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formula="of:=[.B463]-1/60/24" office:value-type="date" office:date-value="2021-05-11T04:17:59.99" calcext:value-type="date">
            <text:p>11.05.21 04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formula="of:=[.B464]-1/60/24" office:value-type="date" office:date-value="2021-05-11T04:16:59.99" calcext:value-type="date">
            <text:p>11.05.21 04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formula="of:=[.B465]-1/60/24" office:value-type="date" office:date-value="2021-05-11T04:15:59.99" calcext:value-type="date">
            <text:p>11.05.21 04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formula="of:=[.B466]-1/60/24" office:value-type="date" office:date-value="2021-05-11T04:14:59.99" calcext:value-type="date">
            <text:p>11.05.21 04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formula="of:=[.B467]-1/60/24" office:value-type="date" office:date-value="2021-05-11T04:13:59.99" calcext:value-type="date">
            <text:p>11.05.21 04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formula="of:=[.B468]-1/60/24" office:value-type="date" office:date-value="2021-05-11T04:12:59.99" calcext:value-type="date">
            <text:p>11.05.21 04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formula="of:=[.B469]-1/60/24" office:value-type="date" office:date-value="2021-05-11T04:11:59.99" calcext:value-type="date">
            <text:p>11.05.21 04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formula="of:=[.B470]-1/60/24" office:value-type="date" office:date-value="2021-05-11T04:10:59.99" calcext:value-type="date">
            <text:p>11.05.21 04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formula="of:=[.B471]-1/60/24" office:value-type="date" office:date-value="2021-05-11T04:09:59.99" calcext:value-type="date">
            <text:p>11.05.21 04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formula="of:=[.B472]-1/60/24" office:value-type="date" office:date-value="2021-05-11T04:08:59.99" calcext:value-type="date">
            <text:p>11.05.21 04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formula="of:=[.B473]-1/60/24" office:value-type="date" office:date-value="2021-05-11T04:07:59.99" calcext:value-type="date">
            <text:p>11.05.21 04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formula="of:=[.B474]-1/60/24" office:value-type="date" office:date-value="2021-05-11T04:06:59.99" calcext:value-type="date">
            <text:p>11.05.21 04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formula="of:=[.B475]-1/60/24" office:value-type="date" office:date-value="2021-05-11T04:05:59.99" calcext:value-type="date">
            <text:p>11.05.21 04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formula="of:=[.B476]-1/60/24" office:value-type="date" office:date-value="2021-05-11T04:04:59.99" calcext:value-type="date">
            <text:p>11.05.21 04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formula="of:=[.B477]-1/60/24" office:value-type="date" office:date-value="2021-05-11T04:03:59.99" calcext:value-type="date">
            <text:p>11.05.21 04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formula="of:=[.B478]-1/60/24" office:value-type="date" office:date-value="2021-05-11T04:02:59.99" calcext:value-type="date">
            <text:p>11.05.21 04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formula="of:=[.B479]-1/60/24" office:value-type="date" office:date-value="2021-05-11T04:01:59.99" calcext:value-type="date">
            <text:p>11.05.21 04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formula="of:=[.B480]-1/60/24" office:value-type="date" office:date-value="2021-05-11T04:00:59.99" calcext:value-type="date">
            <text:p>11.05.21 04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formula="of:=[.B481]-1/60/24" office:value-type="date" office:date-value="2021-05-11T03:59:59.99" calcext:value-type="date">
            <text:p>11.05.21 03:59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formula="of:=[.B482]-1/60/24" office:value-type="date" office:date-value="2021-05-11T03:58:59.99" calcext:value-type="date">
            <text:p>11.05.21 03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formula="of:=[.B483]-1/60/24" office:value-type="date" office:date-value="2021-05-11T03:57:59.99" calcext:value-type="date">
            <text:p>11.05.21 03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formula="of:=[.B484]-1/60/24" office:value-type="date" office:date-value="2021-05-11T03:56:59.99" calcext:value-type="date">
            <text:p>11.05.21 03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formula="of:=[.B485]-1/60/24" office:value-type="date" office:date-value="2021-05-11T03:55:59.99" calcext:value-type="date">
            <text:p>11.05.21 03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formula="of:=[.B486]-1/60/24" office:value-type="date" office:date-value="2021-05-11T03:54:59.99" calcext:value-type="date">
            <text:p>11.05.21 03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formula="of:=[.B487]-1/60/24" office:value-type="date" office:date-value="2021-05-11T03:53:59.99" calcext:value-type="date">
            <text:p>11.05.21 03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formula="of:=[.B488]-1/60/24" office:value-type="date" office:date-value="2021-05-11T03:52:59.99" calcext:value-type="date">
            <text:p>11.05.21 03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formula="of:=[.B489]-1/60/24" office:value-type="date" office:date-value="2021-05-11T03:51:59.99" calcext:value-type="date">
            <text:p>11.05.21 03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formula="of:=[.B490]-1/60/24" office:value-type="date" office:date-value="2021-05-11T03:50:59.99" calcext:value-type="date">
            <text:p>11.05.21 03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formula="of:=[.B491]-1/60/24" office:value-type="date" office:date-value="2021-05-11T03:49:59.99" calcext:value-type="date">
            <text:p>11.05.21 03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formula="of:=[.B492]-1/60/24" office:value-type="date" office:date-value="2021-05-11T03:48:59.99" calcext:value-type="date">
            <text:p>11.05.21 03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formula="of:=[.B493]-1/60/24" office:value-type="date" office:date-value="2021-05-11T03:47:59.99" calcext:value-type="date">
            <text:p>11.05.21 03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formula="of:=[.B494]-1/60/24" office:value-type="date" office:date-value="2021-05-11T03:46:59.99" calcext:value-type="date">
            <text:p>11.05.21 03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formula="of:=[.B495]-1/60/24" office:value-type="date" office:date-value="2021-05-11T03:45:59.99" calcext:value-type="date">
            <text:p>11.05.21 03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formula="of:=[.B496]-1/60/24" office:value-type="date" office:date-value="2021-05-11T03:44:59.99" calcext:value-type="date">
            <text:p>11.05.21 03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formula="of:=[.B497]-1/60/24" office:value-type="date" office:date-value="2021-05-11T03:43:59.99" calcext:value-type="date">
            <text:p>11.05.21 03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formula="of:=[.B498]-1/60/24" office:value-type="date" office:date-value="2021-05-11T03:42:59.99" calcext:value-type="date">
            <text:p>11.05.21 03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formula="of:=[.B499]-1/60/24" office:value-type="date" office:date-value="2021-05-11T03:41:59.99" calcext:value-type="date">
            <text:p>11.05.21 03:41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formula="of:=[.B500]-1/60/24" office:value-type="date" office:date-value="2021-05-11T03:40:59.99" calcext:value-type="date">
            <text:p>11.05.21 03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formula="of:=[.B501]-1/60/24" office:value-type="date" office:date-value="2021-05-11T03:39:59.99" calcext:value-type="date">
            <text:p>11.05.21 03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formula="of:=[.B502]-1/60/24" office:value-type="date" office:date-value="2021-05-11T03:38:59.99" calcext:value-type="date">
            <text:p>11.05.21 03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formula="of:=[.B503]-1/60/24" office:value-type="date" office:date-value="2021-05-11T03:37:59.99" calcext:value-type="date">
            <text:p>11.05.21 03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formula="of:=[.B504]-1/60/24" office:value-type="date" office:date-value="2021-05-11T03:36:59.99" calcext:value-type="date">
            <text:p>11.05.21 03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08" calcext:value-type="float">
            <text:p>202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formula="of:=[.B505]-1/60/24" office:value-type="date" office:date-value="2021-05-11T03:35:59.99" calcext:value-type="date">
            <text:p>11.05.21 03:35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formula="of:=[.B506]-1/60/24" office:value-type="date" office:date-value="2021-05-11T03:34:59.99" calcext:value-type="date">
            <text:p>11.05.21 03:34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formula="of:=[.B507]-1/60/24" office:value-type="date" office:date-value="2021-05-11T03:33:59.99" calcext:value-type="date">
            <text:p>11.05.21 03:33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formula="of:=[.B508]-1/60/24" office:value-type="date" office:date-value="2021-05-11T03:32:59.99" calcext:value-type="date">
            <text:p>11.05.21 03:32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formula="of:=[.B509]-1/60/24" office:value-type="date" office:date-value="2021-05-11T03:31:59.99" calcext:value-type="date">
            <text:p>11.05.21 03:31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formula="of:=[.B510]-1/60/24" office:value-type="date" office:date-value="2021-05-11T03:30:59.99" calcext:value-type="date">
            <text:p>11.05.21 03:30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formula="of:=[.B511]-1/60/24" office:value-type="date" office:date-value="2021-05-11T03:29:59.99" calcext:value-type="date">
            <text:p>11.05.21 03:29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formula="of:=[.B512]-1/60/24" office:value-type="date" office:date-value="2021-05-11T03:28:59.99" calcext:value-type="date">
            <text:p>11.05.21 03:28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formula="of:=[.B513]-1/60/24" office:value-type="date" office:date-value="2021-05-11T03:27:59.99" calcext:value-type="date">
            <text:p>11.05.21 03:27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formula="of:=[.B514]-1/60/24" office:value-type="date" office:date-value="2021-05-11T03:26:59.99" calcext:value-type="date">
            <text:p>11.05.21 03:26</text:p>
          </table:table-cell>
          <table:table-cell office:value-type="float" office:value="300" calcext:value-type="float">
            <text:p>3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formula="of:=[.B515]-1/60/24" office:value-type="date" office:date-value="2021-05-11T03:25:59.99" calcext:value-type="date">
            <text:p>11.05.21 03:25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formula="of:=[.B516]-1/60/24" office:value-type="date" office:date-value="2021-05-11T03:24:59.99" calcext:value-type="date">
            <text:p>11.05.21 03:24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formula="of:=[.B517]-1/60/24" office:value-type="date" office:date-value="2021-05-11T03:23:59.99" calcext:value-type="date">
            <text:p>11.05.21 03:23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formula="of:=[.B518]-1/60/24" office:value-type="date" office:date-value="2021-05-11T03:22:59.99" calcext:value-type="date">
            <text:p>11.05.21 03:22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formula="of:=[.B519]-1/60/24" office:value-type="date" office:date-value="2021-05-11T03:21:59.99" calcext:value-type="date">
            <text:p>11.05.21 03:21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formula="of:=[.B520]-1/60/24" office:value-type="date" office:date-value="2021-05-11T03:20:59.99" calcext:value-type="date">
            <text:p>11.05.21 03:20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formula="of:=[.B521]-1/60/24" office:value-type="date" office:date-value="2021-05-11T03:19:59.99" calcext:value-type="date">
            <text:p>11.05.21 03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formula="of:=[.B522]-1/60/24" office:value-type="date" office:date-value="2021-05-11T03:18:59.99" calcext:value-type="date">
            <text:p>11.05.21 03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formula="of:=[.B523]-1/60/24" office:value-type="date" office:date-value="2021-05-11T03:17:59.99" calcext:value-type="date">
            <text:p>11.05.21 03:17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formula="of:=[.B524]-1/60/24" office:value-type="date" office:date-value="2021-05-11T03:16:59.99" calcext:value-type="date">
            <text:p>11.05.21 03:16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formula="of:=[.B525]-1/60/24" office:value-type="date" office:date-value="2021-05-11T03:15:59.99" calcext:value-type="date">
            <text:p>11.05.21 03:15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formula="of:=[.B526]-1/60/24" office:value-type="date" office:date-value="2021-05-11T03:14:59.99" calcext:value-type="date">
            <text:p>11.05.21 03:14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formula="of:=[.B527]-1/60/24" office:value-type="date" office:date-value="2021-05-11T03:13:59.99" calcext:value-type="date">
            <text:p>11.05.21 03:13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formula="of:=[.B528]-1/60/24" office:value-type="date" office:date-value="2021-05-11T03:12:59.99" calcext:value-type="date">
            <text:p>11.05.21 03:12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formula="of:=[.B529]-1/60/24" office:value-type="date" office:date-value="2021-05-11T03:11:59.99" calcext:value-type="date">
            <text:p>11.05.21 03:11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formula="of:=[.B530]-1/60/24" office:value-type="date" office:date-value="2021-05-11T03:10:59.99" calcext:value-type="date">
            <text:p>11.05.21 03:10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formula="of:=[.B531]-1/60/24" office:value-type="date" office:date-value="2021-05-11T03:09:59.99" calcext:value-type="date">
            <text:p>11.05.21 03:09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formula="of:=[.B532]-1/60/24" office:value-type="date" office:date-value="2021-05-11T03:08:59.99" calcext:value-type="date">
            <text:p>11.05.21 03:08</text:p>
          </table:table-cell>
          <table:table-cell office:value-type="float" office:value="400" calcext:value-type="float">
            <text:p>4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formula="of:=[.B533]-1/60/24" office:value-type="date" office:date-value="2021-05-11T03:07:59.99" calcext:value-type="date">
            <text:p>11.05.21 03:07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formula="of:=[.B534]-1/60/24" office:value-type="date" office:date-value="2021-05-11T03:06:59.99" calcext:value-type="date">
            <text:p>11.05.21 03:06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formula="of:=[.B535]-1/60/24" office:value-type="date" office:date-value="2021-05-11T03:05:59.99" calcext:value-type="date">
            <text:p>11.05.21 03:05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formula="of:=[.B536]-1/60/24" office:value-type="date" office:date-value="2021-05-11T03:04:59.99" calcext:value-type="date">
            <text:p>11.05.21 03:04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formula="of:=[.B537]-1/60/24" office:value-type="date" office:date-value="2021-05-11T03:03:59.99" calcext:value-type="date">
            <text:p>11.05.21 03:03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formula="of:=[.B538]-1/60/24" office:value-type="date" office:date-value="2021-05-11T03:02:59.99" calcext:value-type="date">
            <text:p>11.05.21 03:02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formula="of:=[.B539]-1/60/24" office:value-type="date" office:date-value="2021-05-11T03:01:59.99" calcext:value-type="date">
            <text:p>11.05.21 03:01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formula="of:=[.B540]-1/60/24" office:value-type="date" office:date-value="2021-05-11T03:00:59.99" calcext:value-type="date">
            <text:p>11.05.21 03:00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formula="of:=[.B541]-1/60/24" office:value-type="date" office:date-value="2021-05-11T02:59:59.99" calcext:value-type="date">
            <text:p>11.05.21 02:59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formula="of:=[.B542]-1/60/24" office:value-type="date" office:date-value="2021-05-11T02:58:59.99" calcext:value-type="date">
            <text:p>11.05.21 02:58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formula="of:=[.B543]-1/60/24" office:value-type="date" office:date-value="2021-05-11T02:57:59.99" calcext:value-type="date">
            <text:p>11.05.21 02:57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formula="of:=[.B544]-1/60/24" office:value-type="date" office:date-value="2021-05-11T02:56:59.99" calcext:value-type="date">
            <text:p>11.05.21 02:56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formula="of:=[.B545]-1/60/24" office:value-type="date" office:date-value="2021-05-11T02:55:59.99" calcext:value-type="date">
            <text:p>11.05.21 02:55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formula="of:=[.B546]-1/60/24" office:value-type="date" office:date-value="2021-05-11T02:54:59.99" calcext:value-type="date">
            <text:p>11.05.21 02:54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formula="of:=[.B547]-1/60/24" office:value-type="date" office:date-value="2021-05-11T02:53:59.99" calcext:value-type="date">
            <text:p>11.05.21 02:53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formula="of:=[.B548]-1/60/24" office:value-type="date" office:date-value="2021-05-11T02:52:59.99" calcext:value-type="date">
            <text:p>11.05.21 02:52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formula="of:=[.B549]-1/60/24" office:value-type="date" office:date-value="2021-05-11T02:51:59.99" calcext:value-type="date">
            <text:p>11.05.21 02:51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formula="of:=[.B550]-1/60/24" office:value-type="date" office:date-value="2021-05-11T02:50:59.99" calcext:value-type="date">
            <text:p>11.05.21 02:50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formula="of:=[.B551]-1/60/24" office:value-type="date" office:date-value="2021-05-11T02:49:59.99" calcext:value-type="date">
            <text:p>11.05.21 02:49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formula="of:=[.B552]-1/60/24" office:value-type="date" office:date-value="2021-05-11T02:48:59.99" calcext:value-type="date">
            <text:p>11.05.21 02:48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formula="of:=[.B553]-1/60/24" office:value-type="date" office:date-value="2021-05-11T02:47:59.99" calcext:value-type="date">
            <text:p>11.05.21 02:47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formula="of:=[.B554]-1/60/24" office:value-type="date" office:date-value="2021-05-11T02:46:59.99" calcext:value-type="date">
            <text:p>11.05.21 02:46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formula="of:=[.B555]-1/60/24" office:value-type="date" office:date-value="2021-05-11T02:45:59.99" calcext:value-type="date">
            <text:p>11.05.21 02:45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formula="of:=[.B556]-1/60/24" office:value-type="date" office:date-value="2021-05-11T02:44:59.99" calcext:value-type="date">
            <text:p>11.05.21 02:44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formula="of:=[.B557]-1/60/24" office:value-type="date" office:date-value="2021-05-11T02:43:59.99" calcext:value-type="date">
            <text:p>11.05.21 02:43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formula="of:=[.B558]-1/60/24" office:value-type="date" office:date-value="2021-05-11T02:42:59.99" calcext:value-type="date">
            <text:p>11.05.21 02:42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formula="of:=[.B559]-1/60/24" office:value-type="date" office:date-value="2021-05-11T02:41:59.99" calcext:value-type="date">
            <text:p>11.05.21 02:41</text:p>
          </table:table-cell>
          <table:table-cell office:value-type="float" office:value="500" calcext:value-type="float">
            <text:p>5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formula="of:=[.B560]-1/60/24" office:value-type="date" office:date-value="2021-05-11T02:40:59.99" calcext:value-type="date">
            <text:p>11.05.21 02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formula="of:=[.B561]-1/60/24" office:value-type="date" office:date-value="2021-05-11T02:39:59.99" calcext:value-type="date">
            <text:p>11.05.21 02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formula="of:=[.B562]-1/60/24" office:value-type="date" office:date-value="2021-05-11T02:38:59.99" calcext:value-type="date">
            <text:p>11.05.21 02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formula="of:=[.B563]-1/60/24" office:value-type="date" office:date-value="2021-05-11T02:37:59.99" calcext:value-type="date">
            <text:p>11.05.21 02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formula="of:=[.B564]-1/60/24" office:value-type="date" office:date-value="2021-05-11T02:36:59.99" calcext:value-type="date">
            <text:p>11.05.21 02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formula="of:=[.B565]-1/60/24" office:value-type="date" office:date-value="2021-05-11T02:35:59.99" calcext:value-type="date">
            <text:p>11.05.21 02:3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formula="of:=[.B566]-1/60/24" office:value-type="date" office:date-value="2021-05-11T02:34:59.99" calcext:value-type="date">
            <text:p>11.05.21 02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formula="of:=[.B567]-1/60/24" office:value-type="date" office:date-value="2021-05-11T02:33:59.99" calcext:value-type="date">
            <text:p>11.05.21 02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formula="of:=[.B568]-1/60/24" office:value-type="date" office:date-value="2021-05-11T02:32:59.99" calcext:value-type="date">
            <text:p>11.05.21 02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formula="of:=[.B569]-1/60/24" office:value-type="date" office:date-value="2021-05-11T02:31:59.99" calcext:value-type="date">
            <text:p>11.05.21 02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formula="of:=[.B570]-1/60/24" office:value-type="date" office:date-value="2021-05-11T02:30:59.99" calcext:value-type="date">
            <text:p>11.05.21 02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formula="of:=[.B571]-1/60/24" office:value-type="date" office:date-value="2021-05-11T02:29:59.99" calcext:value-type="date">
            <text:p>11.05.21 02:2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formula="of:=[.B572]-1/60/24" office:value-type="date" office:date-value="2021-05-11T02:28:59.99" calcext:value-type="date">
            <text:p>11.05.21 02:2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formula="of:=[.B573]-1/60/24" office:value-type="date" office:date-value="2021-05-11T02:27:59.99" calcext:value-type="date">
            <text:p>11.05.21 02:2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formula="of:=[.B574]-1/60/24" office:value-type="date" office:date-value="2021-05-11T02:26:59.99" calcext:value-type="date">
            <text:p>11.05.21 02:2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formula="of:=[.B575]-1/60/24" office:value-type="date" office:date-value="2021-05-11T02:25:59.99" calcext:value-type="date">
            <text:p>11.05.21 02:2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formula="of:=[.B576]-1/60/24" office:value-type="date" office:date-value="2021-05-11T02:24:59.99" calcext:value-type="date">
            <text:p>11.05.21 02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formula="of:=[.B577]-1/60/24" office:value-type="date" office:date-value="2021-05-11T02:23:59.99" calcext:value-type="date">
            <text:p>11.05.21 02:2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formula="of:=[.B578]-1/60/24" office:value-type="date" office:date-value="2021-05-11T02:22:59.99" calcext:value-type="date">
            <text:p>11.05.21 02:2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formula="of:=[.B579]-1/60/24" office:value-type="date" office:date-value="2021-05-11T02:21:59.99" calcext:value-type="date">
            <text:p>11.05.21 02:2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formula="of:=[.B580]-1/60/24" office:value-type="date" office:date-value="2021-05-11T02:20:59.99" calcext:value-type="date">
            <text:p>11.05.21 02:2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formula="of:=[.B581]-1/60/24" office:value-type="date" office:date-value="2021-05-11T02:19:59.99" calcext:value-type="date">
            <text:p>11.05.21 02:1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formula="of:=[.B582]-1/60/24" office:value-type="date" office:date-value="2021-05-11T02:18:59.99" calcext:value-type="date">
            <text:p>11.05.21 02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formula="of:=[.B583]-1/60/24" office:value-type="date" office:date-value="2021-05-11T02:17:59.99" calcext:value-type="date">
            <text:p>11.05.21 02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formula="of:=[.B584]-1/60/24" office:value-type="date" office:date-value="2021-05-11T02:16:59.99" calcext:value-type="date">
            <text:p>11.05.21 02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formula="of:=[.B585]-1/60/24" office:value-type="date" office:date-value="2021-05-11T02:15:59.99" calcext:value-type="date">
            <text:p>11.05.21 02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formula="of:=[.B586]-1/60/24" office:value-type="date" office:date-value="2021-05-11T02:14:59.99" calcext:value-type="date">
            <text:p>11.05.21 02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formula="of:=[.B587]-1/60/24" office:value-type="date" office:date-value="2021-05-11T02:13:59.99" calcext:value-type="date">
            <text:p>11.05.21 02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formula="of:=[.B588]-1/60/24" office:value-type="date" office:date-value="2021-05-11T02:12:59.99" calcext:value-type="date">
            <text:p>11.05.21 02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formula="of:=[.B589]-1/60/24" office:value-type="date" office:date-value="2021-05-11T02:11:59.99" calcext:value-type="date">
            <text:p>11.05.21 02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formula="of:=[.B590]-1/60/24" office:value-type="date" office:date-value="2021-05-11T02:10:59.99" calcext:value-type="date">
            <text:p>11.05.21 02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formula="of:=[.B591]-1/60/24" office:value-type="date" office:date-value="2021-05-11T02:09:59.99" calcext:value-type="date">
            <text:p>11.05.21 02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formula="of:=[.B592]-1/60/24" office:value-type="date" office:date-value="2021-05-11T02:08:59.99" calcext:value-type="date">
            <text:p>11.05.21 02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formula="of:=[.B593]-1/60/24" office:value-type="date" office:date-value="2021-05-11T02:07:59.99" calcext:value-type="date">
            <text:p>11.05.21 02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formula="of:=[.B594]-1/60/24" office:value-type="date" office:date-value="2021-05-11T02:06:59.99" calcext:value-type="date">
            <text:p>11.05.21 02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formula="of:=[.B595]-1/60/24" office:value-type="date" office:date-value="2021-05-11T02:05:59.99" calcext:value-type="date">
            <text:p>11.05.21 02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formula="of:=[.B596]-1/60/24" office:value-type="date" office:date-value="2021-05-11T02:04:59.99" calcext:value-type="date">
            <text:p>11.05.21 02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formula="of:=[.B597]-1/60/24" office:value-type="date" office:date-value="2021-05-11T02:03:59.99" calcext:value-type="date">
            <text:p>11.05.21 02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formula="of:=[.B598]-1/60/24" office:value-type="date" office:date-value="2021-05-11T02:02:59.99" calcext:value-type="date">
            <text:p>11.05.21 02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formula="of:=[.B599]-1/60/24" office:value-type="date" office:date-value="2021-05-11T02:01:59.99" calcext:value-type="date">
            <text:p>11.05.21 02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formula="of:=[.B600]-1/60/24" office:value-type="date" office:date-value="2021-05-11T02:00:59.99" calcext:value-type="date">
            <text:p>11.05.21 02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table:formula="of:=[.B601]-1/60/24" office:value-type="date" office:date-value="2021-05-11T01:59:59.99" calcext:value-type="date">
            <text:p>11.05.21 01:5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table:formula="of:=[.B602]-1/60/24" office:value-type="date" office:date-value="2021-05-11T01:58:59.99" calcext:value-type="date">
            <text:p>11.05.21 01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table:formula="of:=[.B603]-1/60/24" office:value-type="date" office:date-value="2021-05-11T01:57:59.99" calcext:value-type="date">
            <text:p>11.05.21 01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table:formula="of:=[.B604]-1/60/24" office:value-type="date" office:date-value="2021-05-11T01:56:59.99" calcext:value-type="date">
            <text:p>11.05.21 01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table:formula="of:=[.B605]-1/60/24" office:value-type="date" office:date-value="2021-05-11T01:55:59.99" calcext:value-type="date">
            <text:p>11.05.21 01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table:formula="of:=[.B606]-1/60/24" office:value-type="date" office:date-value="2021-05-11T01:54:59.99" calcext:value-type="date">
            <text:p>11.05.21 01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table:formula="of:=[.B607]-1/60/24" office:value-type="date" office:date-value="2021-05-11T01:53:59.99" calcext:value-type="date">
            <text:p>11.05.21 01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table:formula="of:=[.B608]-1/60/24" office:value-type="date" office:date-value="2021-05-11T01:52:59.99" calcext:value-type="date">
            <text:p>11.05.21 01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table:formula="of:=[.B609]-1/60/24" office:value-type="date" office:date-value="2021-05-11T01:51:59.99" calcext:value-type="date">
            <text:p>11.05.21 01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table:formula="of:=[.B610]-1/60/24" office:value-type="date" office:date-value="2021-05-11T01:50:59.99" calcext:value-type="date">
            <text:p>11.05.21 01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table:formula="of:=[.B611]-1/60/24" office:value-type="date" office:date-value="2021-05-11T01:49:59.99" calcext:value-type="date">
            <text:p>11.05.21 01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table:formula="of:=[.B612]-1/60/24" office:value-type="date" office:date-value="2021-05-11T01:48:59.99" calcext:value-type="date">
            <text:p>11.05.21 01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table:formula="of:=[.B613]-1/60/24" office:value-type="date" office:date-value="2021-05-11T01:47:59.99" calcext:value-type="date">
            <text:p>11.05.21 01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table:formula="of:=[.B614]-1/60/24" office:value-type="date" office:date-value="2021-05-11T01:46:59.99" calcext:value-type="date">
            <text:p>11.05.21 01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table:formula="of:=[.B615]-1/60/24" office:value-type="date" office:date-value="2021-05-11T01:45:59.99" calcext:value-type="date">
            <text:p>11.05.21 01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table:formula="of:=[.B616]-1/60/24" office:value-type="date" office:date-value="2021-05-11T01:44:59.99" calcext:value-type="date">
            <text:p>11.05.21 01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table:formula="of:=[.B617]-1/60/24" office:value-type="date" office:date-value="2021-05-11T01:43:59.99" calcext:value-type="date">
            <text:p>11.05.21 01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table:formula="of:=[.B618]-1/60/24" office:value-type="date" office:date-value="2021-05-11T01:42:59.99" calcext:value-type="date">
            <text:p>11.05.21 01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table:formula="of:=[.B619]-1/60/24" office:value-type="date" office:date-value="2021-05-11T01:41:59.99" calcext:value-type="date">
            <text:p>11.05.21 01:4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table:formula="of:=[.B620]-1/60/24" office:value-type="date" office:date-value="2021-05-11T01:40:59.99" calcext:value-type="date">
            <text:p>11.05.21 01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table:formula="of:=[.B621]-1/60/24" office:value-type="date" office:date-value="2021-05-11T01:39:59.99" calcext:value-type="date">
            <text:p>11.05.21 01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table:formula="of:=[.B622]-1/60/24" office:value-type="date" office:date-value="2021-05-11T01:38:59.99" calcext:value-type="date">
            <text:p>11.05.21 01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table:formula="of:=[.B623]-1/60/24" office:value-type="date" office:date-value="2021-05-11T01:37:59.99" calcext:value-type="date">
            <text:p>11.05.21 01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table:formula="of:=[.B624]-1/60/24" office:value-type="date" office:date-value="2021-05-11T01:36:59.99" calcext:value-type="date">
            <text:p>11.05.21 01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table:formula="of:=[.B625]-1/60/24" office:value-type="date" office:date-value="2021-05-11T01:35:59.99" calcext:value-type="date">
            <text:p>11.05.21 01:35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table:formula="of:=[.B626]-1/60/24" office:value-type="date" office:date-value="2021-05-11T01:34:59.99" calcext:value-type="date">
            <text:p>11.05.21 01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table:formula="of:=[.B627]-1/60/24" office:value-type="date" office:date-value="2021-05-11T01:33:59.99" calcext:value-type="date">
            <text:p>11.05.21 01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table:formula="of:=[.B628]-1/60/24" office:value-type="date" office:date-value="2021-05-11T01:32:59.99" calcext:value-type="date">
            <text:p>11.05.21 01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table:formula="of:=[.B629]-1/60/24" office:value-type="date" office:date-value="2021-05-11T01:31:59.99" calcext:value-type="date">
            <text:p>11.05.21 01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formula="of:=[.B630]-1/60/24" office:value-type="date" office:date-value="2021-05-11T01:30:59.99" calcext:value-type="date">
            <text:p>11.05.21 01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09" calcext:value-type="float">
            <text:p>202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table:formula="of:=[.B631]-1/60/24" office:value-type="date" office:date-value="2021-05-11T01:29:59.99" calcext:value-type="date">
            <text:p>11.05.21 01:29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table:formula="of:=[.B632]-1/60/24" office:value-type="date" office:date-value="2021-05-11T01:28:59.99" calcext:value-type="date">
            <text:p>11.05.21 01:28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table:formula="of:=[.B633]-1/60/24" office:value-type="date" office:date-value="2021-05-11T01:27:59.99" calcext:value-type="date">
            <text:p>11.05.21 01:27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table:formula="of:=[.B634]-1/60/24" office:value-type="date" office:date-value="2021-05-11T01:26:59.99" calcext:value-type="date">
            <text:p>11.05.21 01:26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table:formula="of:=[.B635]-1/60/24" office:value-type="date" office:date-value="2021-05-11T01:25:59.99" calcext:value-type="date">
            <text:p>11.05.21 01:25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table:formula="of:=[.B636]-1/60/24" office:value-type="date" office:date-value="2021-05-11T01:24:59.99" calcext:value-type="date">
            <text:p>11.05.21 01:24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table:formula="of:=[.B637]-1/60/24" office:value-type="date" office:date-value="2021-05-11T01:23:59.99" calcext:value-type="date">
            <text:p>11.05.21 01:23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table:formula="of:=[.B638]-1/60/24" office:value-type="date" office:date-value="2021-05-11T01:22:59.99" calcext:value-type="date">
            <text:p>11.05.21 01:22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table:formula="of:=[.B639]-1/60/24" office:value-type="date" office:date-value="2021-05-11T01:21:59.99" calcext:value-type="date">
            <text:p>11.05.21 01:21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table:formula="of:=[.B640]-1/60/24" office:value-type="date" office:date-value="2021-05-11T01:20:59.99" calcext:value-type="date">
            <text:p>11.05.21 01:20</text:p>
          </table:table-cell>
          <table:table-cell office:value-type="float" office:value="300" calcext:value-type="float">
            <text:p>3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table:formula="of:=[.B641]-1/60/24" office:value-type="date" office:date-value="2021-05-11T01:19:59.99" calcext:value-type="date">
            <text:p>11.05.21 01:19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table:formula="of:=[.B642]-1/60/24" office:value-type="date" office:date-value="2021-05-11T01:18:59.99" calcext:value-type="date">
            <text:p>11.05.21 01:18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table:formula="of:=[.B643]-1/60/24" office:value-type="date" office:date-value="2021-05-11T01:17:59.99" calcext:value-type="date">
            <text:p>11.05.21 01:17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table:formula="of:=[.B644]-1/60/24" office:value-type="date" office:date-value="2021-05-11T01:16:59.99" calcext:value-type="date">
            <text:p>11.05.21 01:16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table:formula="of:=[.B645]-1/60/24" office:value-type="date" office:date-value="2021-05-11T01:15:59.99" calcext:value-type="date">
            <text:p>11.05.21 01:15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table:formula="of:=[.B646]-1/60/24" office:value-type="date" office:date-value="2021-05-11T01:14:59.99" calcext:value-type="date">
            <text:p>11.05.21 01:14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table:formula="of:=[.B647]-1/60/24" office:value-type="date" office:date-value="2021-05-11T01:13:59.99" calcext:value-type="date">
            <text:p>11.05.21 01:13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table:formula="of:=[.B648]-1/60/24" office:value-type="date" office:date-value="2021-05-11T01:12:59.99" calcext:value-type="date">
            <text:p>11.05.21 01:12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table:formula="of:=[.B649]-1/60/24" office:value-type="date" office:date-value="2021-05-11T01:11:59.99" calcext:value-type="date">
            <text:p>11.05.21 01:11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table:formula="of:=[.B650]-1/60/24" office:value-type="date" office:date-value="2021-05-11T01:10:59.99" calcext:value-type="date">
            <text:p>11.05.21 01:10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table:formula="of:=[.B651]-1/60/24" office:value-type="date" office:date-value="2021-05-11T01:09:59.99" calcext:value-type="date">
            <text:p>11.05.21 01:09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table:formula="of:=[.B652]-1/60/24" office:value-type="date" office:date-value="2021-05-11T01:08:59.99" calcext:value-type="date">
            <text:p>11.05.21 01:08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table:formula="of:=[.B653]-1/60/24" office:value-type="date" office:date-value="2021-05-11T01:07:59.99" calcext:value-type="date">
            <text:p>11.05.21 01:07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table:formula="of:=[.B654]-1/60/24" office:value-type="date" office:date-value="2021-05-11T01:06:59.99" calcext:value-type="date">
            <text:p>11.05.21 01:06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table:formula="of:=[.B655]-1/60/24" office:value-type="date" office:date-value="2021-05-11T01:05:59.99" calcext:value-type="date">
            <text:p>11.05.21 01:05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table:formula="of:=[.B656]-1/60/24" office:value-type="date" office:date-value="2021-05-11T01:04:59.99" calcext:value-type="date">
            <text:p>11.05.21 01:04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table:formula="of:=[.B657]-1/60/24" office:value-type="date" office:date-value="2021-05-11T01:03:59.99" calcext:value-type="date">
            <text:p>11.05.21 01:03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table:formula="of:=[.B658]-1/60/24" office:value-type="date" office:date-value="2021-05-11T01:02:59.99" calcext:value-type="date">
            <text:p>11.05.21 01:02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table:formula="of:=[.B659]-1/60/24" office:value-type="date" office:date-value="2021-05-11T01:01:59.99" calcext:value-type="date">
            <text:p>11.05.21 01:01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table:formula="of:=[.B660]-1/60/24" office:value-type="date" office:date-value="2021-05-11T01:00:59.99" calcext:value-type="date">
            <text:p>11.05.21 01:00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table:formula="of:=[.B661]-1/60/24" office:value-type="date" office:date-value="2021-05-11T00:59:59.99" calcext:value-type="date">
            <text:p>11.05.21 00:59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table:formula="of:=[.B662]-1/60/24" office:value-type="date" office:date-value="2021-05-11T00:58:59.99" calcext:value-type="date">
            <text:p>11.05.21 00:58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table:formula="of:=[.B663]-1/60/24" office:value-type="date" office:date-value="2021-05-11T00:57:59.99" calcext:value-type="date">
            <text:p>11.05.21 00:57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table:formula="of:=[.B664]-1/60/24" office:value-type="date" office:date-value="2021-05-11T00:56:59.99" calcext:value-type="date">
            <text:p>11.05.21 00:56</text:p>
          </table:table-cell>
          <table:table-cell office:value-type="float" office:value="400" calcext:value-type="float">
            <text:p>4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table:formula="of:=[.B665]-1/60/24" office:value-type="date" office:date-value="2021-05-11T00:55:59.99" calcext:value-type="date">
            <text:p>11.05.21 00:55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table:formula="of:=[.B666]-1/60/24" office:value-type="date" office:date-value="2021-05-11T00:54:59.99" calcext:value-type="date">
            <text:p>11.05.21 00:54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table:formula="of:=[.B667]-1/60/24" office:value-type="date" office:date-value="2021-05-11T00:53:59.99" calcext:value-type="date">
            <text:p>11.05.21 00:53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table:formula="of:=[.B668]-1/60/24" office:value-type="date" office:date-value="2021-05-11T00:52:59.99" calcext:value-type="date">
            <text:p>11.05.21 00:52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table:formula="of:=[.B669]-1/60/24" office:value-type="date" office:date-value="2021-05-11T00:51:59.99" calcext:value-type="date">
            <text:p>11.05.21 00:51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table:formula="of:=[.B670]-1/60/24" office:value-type="date" office:date-value="2021-05-11T00:50:59.99" calcext:value-type="date">
            <text:p>11.05.21 00:50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table:formula="of:=[.B671]-1/60/24" office:value-type="date" office:date-value="2021-05-11T00:49:59.99" calcext:value-type="date">
            <text:p>11.05.21 00:49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table:formula="of:=[.B672]-1/60/24" office:value-type="date" office:date-value="2021-05-11T00:48:59.99" calcext:value-type="date">
            <text:p>11.05.21 00:48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table:formula="of:=[.B673]-1/60/24" office:value-type="date" office:date-value="2021-05-11T00:47:59.99" calcext:value-type="date">
            <text:p>11.05.21 00:47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table:formula="of:=[.B674]-1/60/24" office:value-type="date" office:date-value="2021-05-11T00:46:59.99" calcext:value-type="date">
            <text:p>11.05.21 00:46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table:formula="of:=[.B675]-1/60/24" office:value-type="date" office:date-value="2021-05-11T00:45:59.99" calcext:value-type="date">
            <text:p>11.05.21 00:45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table:formula="of:=[.B676]-1/60/24" office:value-type="date" office:date-value="2021-05-11T00:44:59.99" calcext:value-type="date">
            <text:p>11.05.21 00:44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table:formula="of:=[.B677]-1/60/24" office:value-type="date" office:date-value="2021-05-11T00:43:59.99" calcext:value-type="date">
            <text:p>11.05.21 00:43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table:formula="of:=[.B678]-1/60/24" office:value-type="date" office:date-value="2021-05-11T00:42:59.99" calcext:value-type="date">
            <text:p>11.05.21 00:42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table:formula="of:=[.B679]-1/60/24" office:value-type="date" office:date-value="2021-05-11T00:41:59.99" calcext:value-type="date">
            <text:p>11.05.21 00:41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table:formula="of:=[.B680]-1/60/24" office:value-type="date" office:date-value="2021-05-11T00:40:59.99" calcext:value-type="date">
            <text:p>11.05.21 00:40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table:formula="of:=[.B681]-1/60/24" office:value-type="date" office:date-value="2021-05-11T00:39:59.99" calcext:value-type="date">
            <text:p>11.05.21 00:39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table:formula="of:=[.B682]-1/60/24" office:value-type="date" office:date-value="2021-05-11T00:38:59.99" calcext:value-type="date">
            <text:p>11.05.21 00:38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table:formula="of:=[.B683]-1/60/24" office:value-type="date" office:date-value="2021-05-11T00:37:59.99" calcext:value-type="date">
            <text:p>11.05.21 00:37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table:formula="of:=[.B684]-1/60/24" office:value-type="date" office:date-value="2021-05-11T00:36:59.99" calcext:value-type="date">
            <text:p>11.05.21 00:36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table:formula="of:=[.B685]-1/60/24" office:value-type="date" office:date-value="2021-05-11T00:35:59.99" calcext:value-type="date">
            <text:p>11.05.21 00:35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table:formula="of:=[.B686]-1/60/24" office:value-type="date" office:date-value="2021-05-11T00:34:59.99" calcext:value-type="date">
            <text:p>11.05.21 00:34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table:formula="of:=[.B687]-1/60/24" office:value-type="date" office:date-value="2021-05-11T00:33:59.99" calcext:value-type="date">
            <text:p>11.05.21 00:33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table:formula="of:=[.B688]-1/60/24" office:value-type="date" office:date-value="2021-05-11T00:32:59.99" calcext:value-type="date">
            <text:p>11.05.21 00:32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table:formula="of:=[.B689]-1/60/24" office:value-type="date" office:date-value="2021-05-11T00:31:59.99" calcext:value-type="date">
            <text:p>11.05.21 00:31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table:formula="of:=[.B690]-1/60/24" office:value-type="date" office:date-value="2021-05-11T00:30:59.99" calcext:value-type="date">
            <text:p>11.05.21 00:30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table:formula="of:=[.B691]-1/60/24" office:value-type="date" office:date-value="2021-05-11T00:29:59.99" calcext:value-type="date">
            <text:p>11.05.21 00:29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table:formula="of:=[.B692]-1/60/24" office:value-type="date" office:date-value="2021-05-11T00:28:59.99" calcext:value-type="date">
            <text:p>11.05.21 00:28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table:formula="of:=[.B693]-1/60/24" office:value-type="date" office:date-value="2021-05-11T00:27:59.99" calcext:value-type="date">
            <text:p>11.05.21 00:27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table:formula="of:=[.B694]-1/60/24" office:value-type="date" office:date-value="2021-05-11T00:26:59.99" calcext:value-type="date">
            <text:p>11.05.21 00:26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table:formula="of:=[.B695]-1/60/24" office:value-type="date" office:date-value="2021-05-11T00:25:59.99" calcext:value-type="date">
            <text:p>11.05.21 00:25</text:p>
          </table:table-cell>
          <table:table-cell office:value-type="float" office:value="500" calcext:value-type="float">
            <text:p>5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table:formula="of:=[.B696]-1/60/24" office:value-type="date" office:date-value="2021-05-11T00:24:59.99" calcext:value-type="date">
            <text:p>11.05.21 00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table:formula="of:=[.B697]-1/60/24" office:value-type="date" office:date-value="2021-05-11T00:23:59.99" calcext:value-type="date">
            <text:p>11.05.21 00:2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table:formula="of:=[.B698]-1/60/24" office:value-type="date" office:date-value="2021-05-11T00:22:59.99" calcext:value-type="date">
            <text:p>11.05.21 00:2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table:formula="of:=[.B699]-1/60/24" office:value-type="date" office:date-value="2021-05-11T00:21:59.99" calcext:value-type="date">
            <text:p>11.05.21 00:2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table:formula="of:=[.B700]-1/60/24" office:value-type="date" office:date-value="2021-05-11T00:20:59.99" calcext:value-type="date">
            <text:p>11.05.21 00:2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formula="of:=[.B701]-1/60/24" office:value-type="date" office:date-value="2021-05-11T00:19:59.99" calcext:value-type="date">
            <text:p>11.05.21 00:19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formula="of:=[.B702]-1/60/24" office:value-type="date" office:date-value="2021-05-11T00:18:59.99" calcext:value-type="date">
            <text:p>11.05.21 00:1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table:formula="of:=[.B703]-1/60/24" office:value-type="date" office:date-value="2021-05-11T00:17:59.99" calcext:value-type="date">
            <text:p>11.05.21 00:1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table:formula="of:=[.B704]-1/60/24" office:value-type="date" office:date-value="2021-05-11T00:16:59.99" calcext:value-type="date">
            <text:p>11.05.21 00:1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table:formula="of:=[.B705]-1/60/24" office:value-type="date" office:date-value="2021-05-11T00:15:59.99" calcext:value-type="date">
            <text:p>11.05.21 00:1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table:formula="of:=[.B706]-1/60/24" office:value-type="date" office:date-value="2021-05-11T00:14:59.99" calcext:value-type="date">
            <text:p>11.05.21 00:1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table:formula="of:=[.B707]-1/60/24" office:value-type="date" office:date-value="2021-05-11T00:13:59.99" calcext:value-type="date">
            <text:p>11.05.21 00:1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table:formula="of:=[.B708]-1/60/24" office:value-type="date" office:date-value="2021-05-11T00:12:59.99" calcext:value-type="date">
            <text:p>11.05.21 00:1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formula="of:=[.B709]-1/60/24" office:value-type="date" office:date-value="2021-05-11T00:11:59.99" calcext:value-type="date">
            <text:p>11.05.21 00:1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table:formula="of:=[.B710]-1/60/24" office:value-type="date" office:date-value="2021-05-11T00:10:59.99" calcext:value-type="date">
            <text:p>11.05.21 00:1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table:formula="of:=[.B711]-1/60/24" office:value-type="date" office:date-value="2021-05-11T00:09:59.99" calcext:value-type="date">
            <text:p>11.05.21 00:09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table:formula="of:=[.B712]-1/60/24" office:value-type="date" office:date-value="2021-05-11T00:08:59.99" calcext:value-type="date">
            <text:p>11.05.21 00:0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table:formula="of:=[.B713]-1/60/24" office:value-type="date" office:date-value="2021-05-11T00:07:59.99" calcext:value-type="date">
            <text:p>11.05.21 00:0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table:formula="of:=[.B714]-1/60/24" office:value-type="date" office:date-value="2021-05-11T00:06:59.99" calcext:value-type="date">
            <text:p>11.05.21 00:0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table:formula="of:=[.B715]-1/60/24" office:value-type="date" office:date-value="2021-05-11T00:05:59.99" calcext:value-type="date">
            <text:p>11.05.21 00:0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formula="of:=[.B716]-1/60/24" office:value-type="date" office:date-value="2021-05-11T00:04:59.99" calcext:value-type="date">
            <text:p>11.05.21 00:0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table:formula="of:=[.B717]-1/60/24" office:value-type="date" office:date-value="2021-05-11T00:03:59.99" calcext:value-type="date">
            <text:p>11.05.21 00:0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table:formula="of:=[.B718]-1/60/24" office:value-type="date" office:date-value="2021-05-11T00:02:59.99" calcext:value-type="date">
            <text:p>11.05.21 00:0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table:formula="of:=[.B719]-1/60/24" office:value-type="date" office:date-value="2021-05-11T00:01:59.99" calcext:value-type="date">
            <text:p>11.05.21 00:0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table:formula="of:=[.B720]-1/60/24" office:value-type="date" office:date-value="2021-05-11T00:00:59.99" calcext:value-type="date">
            <text:p>11.05.21 00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table:formula="of:=[.B721]-1/60/24" office:value-type="date" office:date-value="2021-05-10T23:59:59.99" calcext:value-type="date">
            <text:p>11.05.21 00:0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table:formula="of:=[.B722]-1/60/24" office:value-type="date" office:date-value="2021-05-10T23:58:59.99" calcext:value-type="date">
            <text:p>10.05.21 23:5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table:formula="of:=[.B723]-1/60/24" office:value-type="date" office:date-value="2021-05-10T23:57:59.99" calcext:value-type="date">
            <text:p>10.05.21 23:5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table:formula="of:=[.B724]-1/60/24" office:value-type="date" office:date-value="2021-05-10T23:56:59.99" calcext:value-type="date">
            <text:p>10.05.21 23:5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table:formula="of:=[.B725]-1/60/24" office:value-type="date" office:date-value="2021-05-10T23:55:59.99" calcext:value-type="date">
            <text:p>10.05.21 23:5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table:formula="of:=[.B726]-1/60/24" office:value-type="date" office:date-value="2021-05-10T23:54:59.99" calcext:value-type="date">
            <text:p>10.05.21 23:5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table:formula="of:=[.B727]-1/60/24" office:value-type="date" office:date-value="2021-05-10T23:53:59.99" calcext:value-type="date">
            <text:p>10.05.21 23:5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table:formula="of:=[.B728]-1/60/24" office:value-type="date" office:date-value="2021-05-10T23:52:59.99" calcext:value-type="date">
            <text:p>10.05.21 23:5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table:formula="of:=[.B729]-1/60/24" office:value-type="date" office:date-value="2021-05-10T23:51:59.99" calcext:value-type="date">
            <text:p>10.05.21 23:5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table:formula="of:=[.B730]-1/60/24" office:value-type="date" office:date-value="2021-05-10T23:50:59.99" calcext:value-type="date">
            <text:p>10.05.21 23:5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table:formula="of:=[.B731]-1/60/24" office:value-type="date" office:date-value="2021-05-10T23:49:59.99" calcext:value-type="date">
            <text:p>10.05.21 23:49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table:formula="of:=[.B732]-1/60/24" office:value-type="date" office:date-value="2021-05-10T23:48:59.99" calcext:value-type="date">
            <text:p>10.05.21 23:4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table:formula="of:=[.B733]-1/60/24" office:value-type="date" office:date-value="2021-05-10T23:47:59.99" calcext:value-type="date">
            <text:p>10.05.21 23:4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table:formula="of:=[.B734]-1/60/24" office:value-type="date" office:date-value="2021-05-10T23:46:59.99" calcext:value-type="date">
            <text:p>10.05.21 23:4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formula="of:=[.B735]-1/60/24" office:value-type="date" office:date-value="2021-05-10T23:45:59.99" calcext:value-type="date">
            <text:p>10.05.21 23:4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table:formula="of:=[.B736]-1/60/24" office:value-type="date" office:date-value="2021-05-10T23:44:59.99" calcext:value-type="date">
            <text:p>10.05.21 23:4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table:formula="of:=[.B737]-1/60/24" office:value-type="date" office:date-value="2021-05-10T23:43:59.99" calcext:value-type="date">
            <text:p>10.05.21 23:4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table:formula="of:=[.B738]-1/60/24" office:value-type="date" office:date-value="2021-05-10T23:42:59.99" calcext:value-type="date">
            <text:p>10.05.21 23:4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table:formula="of:=[.B739]-1/60/24" office:value-type="date" office:date-value="2021-05-10T23:41:59.99" calcext:value-type="date">
            <text:p>10.05.21 23:4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table:formula="of:=[.B740]-1/60/24" office:value-type="date" office:date-value="2021-05-10T23:40:59.99" calcext:value-type="date">
            <text:p>10.05.21 23:4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table:formula="of:=[.B741]-1/60/24" office:value-type="date" office:date-value="2021-05-10T23:39:59.99" calcext:value-type="date">
            <text:p>10.05.21 23:39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table:formula="of:=[.B742]-1/60/24" office:value-type="date" office:date-value="2021-05-10T23:38:59.99" calcext:value-type="date">
            <text:p>10.05.21 23:3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table:formula="of:=[.B743]-1/60/24" office:value-type="date" office:date-value="2021-05-10T23:37:59.99" calcext:value-type="date">
            <text:p>10.05.21 23:3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table:formula="of:=[.B744]-1/60/24" office:value-type="date" office:date-value="2021-05-10T23:36:59.99" calcext:value-type="date">
            <text:p>10.05.21 23:3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formula="of:=[.B745]-1/60/24" office:value-type="date" office:date-value="2021-05-10T23:35:59.99" calcext:value-type="date">
            <text:p>10.05.21 23:3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table:formula="of:=[.B746]-1/60/24" office:value-type="date" office:date-value="2021-05-10T23:34:59.99" calcext:value-type="date">
            <text:p>10.05.21 23:3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table:formula="of:=[.B747]-1/60/24" office:value-type="date" office:date-value="2021-05-10T23:33:59.99" calcext:value-type="date">
            <text:p>10.05.21 23:33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table:formula="of:=[.B748]-1/60/24" office:value-type="date" office:date-value="2021-05-10T23:32:59.99" calcext:value-type="date">
            <text:p>10.05.21 23:32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table:formula="of:=[.B749]-1/60/24" office:value-type="date" office:date-value="2021-05-10T23:31:59.99" calcext:value-type="date">
            <text:p>10.05.21 23:31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table:formula="of:=[.B750]-1/60/24" office:value-type="date" office:date-value="2021-05-10T23:30:59.99" calcext:value-type="date">
            <text:p>10.05.21 23:30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table:formula="of:=[.B751]-1/60/24" office:value-type="date" office:date-value="2021-05-10T23:29:59.99" calcext:value-type="date">
            <text:p>10.05.21 23:29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table:formula="of:=[.B752]-1/60/24" office:value-type="date" office:date-value="2021-05-10T23:28:59.99" calcext:value-type="date">
            <text:p>10.05.21 23:28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table:formula="of:=[.B753]-1/60/24" office:value-type="date" office:date-value="2021-05-10T23:27:59.99" calcext:value-type="date">
            <text:p>10.05.21 23:27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table:formula="of:=[.B754]-1/60/24" office:value-type="date" office:date-value="2021-05-10T23:26:59.99" calcext:value-type="date">
            <text:p>10.05.21 23:26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table:formula="of:=[.B755]-1/60/24" office:value-type="date" office:date-value="2021-05-10T23:25:59.99" calcext:value-type="date">
            <text:p>10.05.21 23:25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table:formula="of:=[.B756]-1/60/24" office:value-type="date" office:date-value="2021-05-10T23:24:59.99" calcext:value-type="date">
            <text:p>10.05.21 23:24</text:p>
          </table:table-cell>
          <table:table-cell office:value-type="float" office:value="600" calcext:value-type="float">
            <text:p>600</text:p>
          </table:table-cell>
          <table:table-cell office:value-type="float" office:value="2022010" calcext:value-type="float">
            <text:p>202201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20:31:54.950071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9:54:22.722828687</meta:creation-date>
    <dc:date>2022-01-06T20:33:06.926017695</dc:date>
    <meta:editing-duration>PT6M53S</meta:editing-duration>
    <meta:editing-cycles>2</meta:editing-cycles>
    <meta:generator>LibreOffice/6.4.7.2$Linux_X86_64 LibreOffice_project/40$Build-2</meta:generator>
    <meta:document-statistic meta:table-count="1" meta:cell-count="3785" meta:object-count="0"/>
  </office:meta>
</office:document-meta>
</file>